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7B40000005D77804268.jpg"/>
  <manifest:file-entry manifest:media-type="image/jpeg" manifest:full-path="Pictures/10000000000007B40000005D2EC34C8B.jpg"/>
  <manifest:file-entry manifest:media-type="image/jpeg" manifest:full-path="Pictures/10000000000007B4000000E06D8F47D1.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Console" svg:font-family="'Lucida Console'"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11.748cm" fo:margin-left="0.254cm" fo:margin-right="3.997cm" table:align="margins" style:writing-mode="lr-tb"/>
    </style:style>
    <style:style style:name="Tabla1.A" style:family="table-column">
      <style:table-column-properties style:column-width="2.432cm" style:rel-column-width="13573*"/>
    </style:style>
    <style:style style:name="Tabla1.B" style:family="table-column">
      <style:table-column-properties style:column-width="9.315cm" style:rel-column-width="51962*"/>
    </style:style>
    <style:style style:name="Tabla1.1" style:family="table-row">
      <style:table-row-properties style:keep-together="true" fo:keep-together="auto"/>
    </style:style>
    <style:style style:name="Tabla1.A1"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a1.B1" style:family="table-cell">
      <style:table-cell-properties style:vertical-align="top" fo:padding-left="0.123cm" fo:padding-right="0.123cm" fo:padding-top="0cm" fo:padding-bottom="0cm" fo:border="0.002cm solid #000000" style:writing-mode="lr-tb"/>
    </style:style>
    <style:style style:name="Tabla1.A2" style:family="table-cell">
      <style:table-cell-properties style:vertical-align="top" fo:padding-left="0.123cm" fo:padding-right="0.123cm" fo:padding-top="0cm" fo:padding-bottom="0cm" fo:border-left="0.002cm solid #000000" fo:border-right="none" fo:border-top="none" fo:border-bottom="0.002cm solid #000000" style:writing-mode="lr-tb"/>
    </style:style>
    <style:style style:name="Tabla1.B2" style:family="table-cell">
      <style:table-cell-properties style:vertical-align="top"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Standard">
      <style:paragraph-properties fo:text-align="end" style:justify-single-word="false" style:snap-to-layout-grid="false"/>
      <style:text-properties style:font-name="Verdana" fo:font-size="5pt" fo:language="en" fo:country="GB" style:font-size-asian="5pt" style:font-size-complex="5pt"/>
    </style:style>
    <style:style style:name="P2" style:family="paragraph" style:parent-style-name="Standard">
      <style:paragraph-properties fo:text-align="end" style:justify-single-word="false"/>
      <style:text-properties style:font-name="Verdana" fo:font-size="5pt" style:font-size-asian="5pt" style:font-size-complex="5pt"/>
    </style:style>
    <style:style style:name="P3" style:family="paragraph" style:parent-style-name="Standard">
      <style:paragraph-properties style:snap-to-layout-grid="false"/>
      <style:text-properties style:font-name="Verdana" fo:font-size="10pt" fo:language="en" fo:country="GB" fo:font-weight="bold" style:font-size-asian="10pt" style:font-weight-asian="bold" style:font-size-complex="12pt" style:font-weight-complex="bold"/>
    </style:style>
    <style:style style:name="P4" style:family="paragraph" style:parent-style-name="Standard">
      <style:paragraph-properties fo:text-align="end" style:justify-single-word="false" style:snap-to-layout-grid="false"/>
      <style:text-properties style:font-name="Verdana" fo:font-size="2pt" fo:language="es" fo:country="ES" style:font-size-asian="2pt" style:font-size-complex="2pt"/>
    </style:style>
    <style:style style:name="P5" style:family="paragraph" style:parent-style-name="Standard">
      <style:paragraph-properties fo:text-align="end" style:justify-single-word="false"/>
      <style:text-properties style:font-name="Verdana" fo:font-size="8pt" style:font-size-asian="8pt" style:font-size-complex="5pt"/>
    </style:style>
    <style:style style:name="P6" style:family="paragraph" style:parent-style-name="Standard">
      <style:paragraph-properties fo:text-align="end" style:justify-single-word="false"/>
      <style:text-properties style:font-name="Verdana" fo:font-size="8pt" fo:language="en" fo:country="GB" style:font-size-asian="8pt" style:font-size-complex="5pt"/>
    </style:style>
    <style:style style:name="P7" style:family="paragraph" style:parent-style-name="Standard">
      <style:paragraph-properties style:snap-to-layout-gri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Footer">
      <style:paragraph-properties fo:margin-left="0cm" fo:margin-right="0.635cm" fo:text-align="justify" style:justify-single-word="false" fo:text-indent="0.635cm" style:auto-text-indent="false"/>
    </style:style>
    <style:style style:name="P11" style:family="paragraph" style:parent-style-name="Pie_20_de_20_página_20_par">
      <style:paragraph-properties fo:margin-left="0cm" fo:margin-right="0.635cm" fo:text-indent="0.635cm" style:auto-text-indent="false"/>
    </style:style>
    <style:style style:name="P12" style:family="paragraph" style:parent-style-name="Footer">
      <style:paragraph-properties fo:margin-left="0cm" fo:margin-right="0.635cm" fo:text-align="justify" style:justify-single-word="false" fo:text-indent="0cm" style:auto-text-indent="false"/>
    </style:style>
    <style:style style:name="P13" style:family="paragraph" style:parent-style-name="Nivel_20_0">
      <style:paragraph-properties fo:text-align="center" style:justify-single-word="false"/>
      <style:text-properties fo:font-size="16pt" style:font-size-asian="16pt" style:font-size-complex="16pt"/>
    </style:style>
    <style:style style:name="P14" style:family="paragraph" style:parent-style-name="Nivel_20_0">
      <style:paragraph-properties fo:text-align="center" style:justify-single-word="false"/>
      <style:text-properties fo:font-size="24pt" fo:font-weight="normal" style:font-size-asian="24pt" style:font-weight-asian="normal" style:font-size-complex="24pt" style:font-weight-complex="bold"/>
    </style:style>
    <style:style style:name="P15" style:family="paragraph" style:parent-style-name="Nivel_20_0">
      <style:text-properties style:font-name="Tahoma"/>
    </style:style>
    <style:style style:name="P16" style:family="paragraph" style:parent-style-name="Nivel_20_0">
      <style:paragraph-properties fo:text-align="center" style:justify-single-word="false"/>
      <style:text-properties style:font-name="Tahoma" fo:font-size="18pt" style:font-size-asian="18pt" style:font-size-complex="18pt"/>
    </style:style>
    <style:style style:name="P17" style:family="paragraph" style:parent-style-name="Nivel_20_0">
      <style:paragraph-properties fo:text-align="center" style:justify-single-word="false"/>
      <style:text-properties fo:color="#ff0000" style:font-name="Tahoma" fo:font-size="26pt" style:font-size-asian="26pt" style:font-size-complex="26pt"/>
    </style:style>
    <style:style style:name="P18" style:family="paragraph" style:parent-style-name="Nivel_20_0">
      <style:text-properties style:use-window-font-color="true" style:font-name="Tahoma" fo:font-size="12pt" fo:language="es" fo:country="ES" style:font-name-asian="Times New Roman" style:font-size-asian="12pt" style:font-name-complex="Times New Roman" style:font-size-complex="10pt" style:language-complex="ar" style:country-complex="SA"/>
    </style:style>
    <style:style style:name="P19" style:family="paragraph" style:parent-style-name="Contents_20_1">
      <style:paragraph-properties>
        <style:tab-stops>
          <style:tab-stop style:position="15.998cm" style:type="right" style:leader-style="dotted" style:leader-text="."/>
          <style:tab-stop style:position="16.002cm" style:leader-style="solid" style:leader-text="_"/>
        </style:tab-stops>
      </style:paragraph-properties>
    </style:style>
    <style:style style:name="P20" style:family="paragraph" style:parent-style-name="Título_20_sin_20_numerar">
      <style:paragraph-properties fo:break-before="page"/>
    </style:style>
    <style:style style:name="P21" style:family="paragraph" style:parent-style-name="Heading_20_1">
      <style:paragraph-properties fo:break-before="page"/>
    </style:style>
    <style:style style:name="P22" style:family="paragraph" style:parent-style-name="Caja_20_de_20_control">
      <style:paragraph-properties style:snap-to-layout-grid="false"/>
      <style:text-properties fo:language="en" fo:country="GB"/>
    </style:style>
    <style:style style:name="P23" style:family="paragraph" style:parent-style-name="Caja_20_de_20_control">
      <style:paragraph-properties style:snap-to-layout-grid="false"/>
    </style:style>
    <style:style style:name="P24" style:family="paragraph" style:parent-style-name="Nivel_20_0">
      <style:paragraph-properties fo:margin-top="0.212cm" fo:margin-bottom="0cm" fo:text-align="justify" style:justify-single-word="false" fo:orphans="2" fo:widows="2" style:text-autospace="none" style:punctuation-wrap="simple" style:vertical-align="baseline" style:writing-mode="lr-tb"/>
    </style:style>
    <style:style style:name="P25" style:family="paragraph" style:parent-style-name="Nivel_20_0">
      <style:paragraph-properties fo:margin-top="0.212cm" fo:margin-bottom="0cm" fo:text-align="justify" style:justify-single-word="false" fo:orphans="2" fo:widows="2" style:text-autospace="none" style:punctuation-wrap="simple" style:vertical-align="baseline" style:writing-mode="lr-tb"/>
      <style:text-properties style:use-window-font-color="true" style:font-name="Tahoma" fo:font-size="12pt" fo:language="es" fo:country="ES" style:font-name-asian="Times New Roman" style:font-size-asian="12pt" style:font-name-complex="Times New Roman" style:font-size-complex="10pt" style:language-complex="ar" style:country-complex="SA"/>
    </style:style>
    <style:style style:name="P26" style:family="paragraph" style:parent-style-name="Nivel_20_0">
      <style:text-properties style:font-name="Tahoma"/>
    </style:style>
    <style:style style:name="P27" style:family="paragraph" style:parent-style-name="Nivel_20_0" style:list-style-name="L1"/>
    <style:style style:name="P28" style:family="paragraph" style:parent-style-name="Nivel_20_0">
      <style:text-properties fo:color="#ff0000" style:font-name="Tahoma" fo:font-size="26pt" style:font-size-asian="26pt" style:font-size-complex="26pt"/>
    </style:style>
    <style:style style:name="P29" style:family="paragraph" style:parent-style-name="Título_20_central" style:master-page-name="First_20_Page">
      <style:paragraph-properties style:page-number="1"/>
    </style:style>
    <style:style style:name="P30" style:family="paragraph" style:parent-style-name="Título_20_sin_20_numerar" style:master-page-name="Convertir_20_1">
      <style:paragraph-properties style:page-number="1"/>
    </style:style>
    <style:style style:name="T1" style:family="text">
      <style:text-properties style:font-name="Verdana" fo:font-size="5pt" fo:language="en" fo:country="GB" style:font-size-asian="5pt" style:font-size-complex="5pt"/>
    </style:style>
    <style:style style:name="T2" style:family="text">
      <style:text-properties fo:color="#000080" style:font-name="Verdana" fo:font-size="8pt" fo:language="en" fo:country="GB" style:text-underline-style="none" style:font-size-asian="8pt" style:font-size-complex="5pt"/>
    </style:style>
    <style:style style:name="T3" style:family="text">
      <style:text-properties fo:color="#000080" style:font-name="Verdana" fo:font-size="8pt" fo:language="en" fo:country="GB" style:font-size-asian="8pt" style:font-size-complex="5pt"/>
    </style:style>
    <style:style style:name="T4" style:family="text">
      <style:text-properties fo:language="en" fo:country="GB"/>
    </style:style>
    <style:style style:name="T5" style:family="text">
      <style:text-properties fo:font-size="12pt" fo:language="en" fo:country="GB" fo:font-style="italic" fo:font-weight="bold" style:font-size-asian="12pt" style:font-style-asian="italic" style:font-weight-asian="bold"/>
    </style:style>
    <style:style style:name="T6" style:family="text">
      <style:text-properties fo:font-style="italic" style:font-style-asian="italic" style:font-style-complex="italic"/>
    </style:style>
    <style:style style:name="T7" style:family="text">
      <style:text-properties fo:color="#0000ff" style:font-name="Lucida Console" fo:font-size="10pt" fo:language="es" fo:country="ES" style:font-name-asian="Times New Roman" style:font-size-asian="10pt" style:font-name-complex="Times New Roman" style:font-size-complex="10pt" style:language-complex="ar" style:country-complex="SA"/>
    </style:style>
    <style:style style:name="T8" style:family="text">
      <style:text-properties fo:color="#0000ff" style:font-name="Lucida Console" fo:font-size="10pt" style:font-size-asian="10pt"/>
    </style:style>
    <style:style style:name="T9" style:family="text">
      <style:text-properties fo:color="#0000ff" style:font-name="Lucida Console" fo:font-size="10pt" style:font-size-asian="10pt" style:font-size-complex="10pt"/>
    </style:style>
    <style:style style:name="T10" style:family="text">
      <style:text-properties style:use-window-font-color="true" style:font-name="Tahoma" fo:font-size="12pt" fo:language="es" fo:country="ES" style:font-name-asian="Times New Roman" style:font-size-asian="12pt" style:font-name-complex="Times New Roman" style:font-size-complex="10pt" style:language-complex="ar" style:country-complex="SA"/>
    </style:style>
    <style:style style:name="T11" style:family="text">
      <style:text-properties style:use-window-font-color="true" style:font-name="Tahoma" style:font-name-asian="Times New Roman" style:font-name-complex="Times New Roman" style:language-complex="ar" style:country-complex="SA"/>
    </style:style>
    <style:style style:name="T12"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parallel" style:number-wrapped-paragraphs="no-limit" style:wrap-contour="false" style:vertical-pos="top" style:vertical-rel="baseline" style:horizontal-pos="center" style:horizontal-rel="paragraph" draw:ole-draw-aspect="1"/>
    </style:style>
    <style:style style:name="fr5" style:family="graphic" style:parent-style-name="OLE">
      <style:graphic-properties style:run-through="foreground" style:wrap="none"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form:form form:name="unnamed0" form:apply-filter="true" form:enctype="multipart/formdata" form:method="post" form:control-implementation="ooo:com.sun.star.form.component.Form" office:target-frame="hst"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enctype="multipart/formdata" form:method="post" form:control-implementation="ooo:com.sun.star.form.component.Form" office:target-frame="hst"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title>Guía de programación de FSMEM</text:title></text:p>
      <text:p text:style-name="P13"><text:user-defined text:name="Info 1">Versión 01.01</text:user-defined></text:p>
      <text:p text:style-name="Título_20_central"><text:subject>Fixed Size Memory</text:subject></text:p>
      <text:p text:style-name="Nivel_20_0"/>
      <text:p text:style-name="P14"><text:description>Un sistema robusto y eficaz de alojo de memoria dinámica y detección de fallos de acceso en tiempo real</text:description></text:p>
      <text:p text:style-name="P30">Contenido</text:p>
      <text:table-of-content text:style-name="Sect1" text:name="Índice de contenido1">
        <text:table-of-content-source text:outline-level="10"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002cm" style:leader-char="_"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5.649cm" style:leader-char="_"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296cm" style:leader-char="_"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4.944cm" style:leader-char="_"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4.591cm" style:leader-char="_"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238cm" style:leader-char="_"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3.885cm" style:leader-char="_"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33cm" style:leader-char="_"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18cm" style:leader-char="_"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19">1. <text:s/>Descripción de los problemas de memoria en TOL<text:tab/>4</text:p>
          <text:p text:style-name="P19">2. Descripción del método de asignación de memoria fija<text:tab/>5</text:p>
          <text:p text:style-name="P19">3. Asignación y reasignación de memoria para textos<text:tab/>7</text:p>
        </text:index-body>
      </text:table-of-content>
      <text:p text:style-name="P20">Resumen</text:p>
      <text:p text:style-name="P15">La asignación de memoria dinámica tiende a verse como un sistema oscuro y mágico del que no hay que preocuparse porque él ya sabe lo que tiene que hacer y lo hace siempre lo mejor posible. Veremos que en determinadas circunstancias esto no es cierto en absoluto y se darán distintas alternativas que mejorarán los resultados de forma drástica al mismo tiempo que permitirán el seguimiento de ciertos fallos de acceso inválidos de memoria que es en realidad el objetivo fundamental.</text:p>
      <text:p text:style-name="P15"/>
      <text:p text:style-name="P28"/>
      <text:p text:style-name="P17"/>
      <text:p text:style-name="P20"/>
      <table:table table:name="Tabla1" table:style-name="Tabla1">
        <table:table-column table:style-name="Tabla1.A"/>
        <table:table-column table:style-name="Tabla1.B"/>
        <table:table-row table:style-name="Tabla1.1">
          <table:table-cell table:style-name="Tabla1.A1" office:value-type="string">
            <text:p text:style-name="P22">Copyright</text:p>
          </table:table-cell>
          <table:table-cell table:style-name="Tabla1.B1" office:value-type="string">
            <text:p text:style-name="P23"><text:span text:style-name="T4">2006, </text:span><text:span text:style-name="T5"><text:initial-creator>Bayes Decision S.L.</text:initial-creator></text:span></text:p>
          </table:table-cell>
        </table:table-row>
        <table:table-row table:style-name="Tabla1.1">
          <table:table-cell table:style-name="Tabla1.A2" office:value-type="string">
            <text:p text:style-name="P23">Título</text:p>
          </table:table-cell>
          <table:table-cell table:style-name="Tabla1.B2" office:value-type="string">
            <text:p text:style-name="P23"><text:title>Guía de programación de FSMEM</text:title></text:p>
          </table:table-cell>
        </table:table-row>
        <table:table-row table:style-name="Tabla1.1">
          <table:table-cell table:style-name="Tabla1.A2" office:value-type="string">
            <text:p text:style-name="P23">Asunto</text:p>
          </table:table-cell>
          <table:table-cell table:style-name="Tabla1.B2" office:value-type="string">
            <text:p text:style-name="P23"><text:subject>Fixed Size Memory</text:subject></text:p>
          </table:table-cell>
        </table:table-row>
        <table:table-row table:style-name="Tabla1.1">
          <table:table-cell table:style-name="Tabla1.A2" office:value-type="string">
            <text:p text:style-name="P23">Categoría</text:p>
          </table:table-cell>
          <table:table-cell table:style-name="Tabla1.B2" office:value-type="string">
            <text:p text:style-name="P23">Documento técnico</text:p>
          </table:table-cell>
        </table:table-row>
        <table:table-row table:style-name="Tabla1.1">
          <table:table-cell table:style-name="Tabla1.A2" office:value-type="string">
            <text:p text:style-name="P23">Archivo</text:p>
          </table:table-cell>
          <table:table-cell table:style-name="Tabla1.B2" office:value-type="string">
            <text:p text:style-name="P23"><text:file-name text:display="full">C:\users\vdebuen\prj\tolp\trunk\doc\kernel\MemoryHandlers\FSMEM.odt</text:file-name></text:p>
          </table:table-cell>
        </table:table-row>
        <table:table-row table:style-name="Tabla1.1">
          <table:table-cell table:style-name="Tabla1.A2" office:value-type="string">
            <text:p text:style-name="P23">Edición</text:p>
          </table:table-cell>
          <table:table-cell table:style-name="Tabla1.B2" office:value-type="string">
            <text:p text:style-name="P23"><text:date style:data-style-name="N37" text:date-value="2006-05-13T17:20:08.99" text:fixed="true">13/05/06</text:date> <text:time style:data-style-name="N41" text:time-value="2006-05-13T17:20:24.50" text:fixed="true">17:20:25</text:time></text:p>
          </table:table-cell>
        </table:table-row>
        <table:table-row table:style-name="Tabla1.1">
          <table:table-cell table:style-name="Tabla1.A2" office:value-type="string">
            <text:p text:style-name="P23">Claves</text:p>
          </table:table-cell>
          <table:table-cell table:style-name="Tabla1.B2" office:value-type="string">
            <text:p text:style-name="P23"><text:keywords>memoria dinámica, invalid access, memory leaks, garbage collector</text:keywords></text:p>
          </table:table-cell>
        </table:table-row>
        <table:table-row table:style-name="Tabla1.1">
          <table:table-cell table:style-name="Tabla1.A2" office:value-type="string">
            <text:p text:style-name="P23">Distribución</text:p>
          </table:table-cell>
          <table:table-cell table:style-name="Tabla1.B2" office:value-type="string">
            <text:p text:style-name="P23">Pública</text:p>
          </table:table-cell>
        </table:table-row>
      </table:table>
      <text:p text:style-name="Nivel_20_0"/>
      <text:p text:style-name="P16"/>
      <text:p text:style-name="Nivel_20_0"/>
      <text:list text:style-name="Outline">
        <text:list-item>
          <text:h text:style-name="P21" text:outline-level="1"><text:s/>Descripción de los problemas de memoria en TOL</text:h>
        </text:list-item>
      </text:list>
      <text:p text:style-name="Nivel_20_0">El problema fundamental en el mantenimineto de TOL es el seguimiento de accesos invalidos a memoria. Recientemente se han hecho varios intentos con Valgrind en linux y DUMA<text:note text:id="ftn1" text:note-class="footnote"><text:note-citation>1</text:note-citation><text:note-body><text:p text:style-name="Footnote">http://duma.sourceforge.net/</text:p></text:note-body></text:note> (cross-plattform) llegándose a la conclusión de que estos sistemas de depuración son inviables para perseguir problemas que no estén convenientemente aislados para reproducirse en apenas décimas de segundo, porque suponen multiplicar por 1000 o más veces el tiempo de ejecución, convirtiendo prácticamente los segundos en horas.</text:p>
      <text:p text:style-name="Nivel_20_0">Por otra parte la adopción de un sistema integral de gestión de memoria como MPS<text:note text:id="ftn2" text:note-class="footnote"><text:note-citation>2</text:note-citation><text:note-body><text:p text:style-name="Footnote">http://www.ravenbrook.com/project/mps/</text:p></text:note-body></text:note> sería aconsejable en la creación desde cero de un nuevo proyecto, pero es inasumible en el mantenimineto del TOL actual pues tal tarea debe acompoñar al proceso de diseño.</text:p>
      <text:p text:style-name="Nivel_20_0">En Tol se generan diferentes problemas relacionados con la asignación de memoria</text:p>
      <text:list text:style-name="L1">
        <text:list-item>
          <text:p text:style-name="P27">Asignación de objetos escalares de tamaño pequeño y mediano con estructuras de referencias secuenciales, arbóreas, reticulares y de todo tipo, como los nodos de las listas en general y de los árboles sintácticos y semánticos y toda la jerarquía de objetos y funciones TOL en general.</text:p>
          <text:list>
            <text:list-item>
              <text:p text:style-name="P27">Memory Leaks (ML): objetos redundantemente referenciados ocupan memoria para nada.</text:p>
            </text:list-item>
            <text:list-item>
              <text:p text:style-name="P27">Invalid Access (IA): objetos defectuosamante referenciados son destruidos prematuramente y provocan fallos de acceso posteriores.</text:p>
            </text:list-item>
            <text:list-item>
              <text:p text:style-name="P27">Excessive Searching (ES): cada llamada a new o malloc supone una búsqueda para evitar problemas de fragmentación de memoria lo cual no es muy oportuno si el tiempo de vida del objeto es muy breve. Estos objetos tienen un amplio espectro de esperanza de vida predominando normalmente los objetos de alta caducidad en el ámbito local y los de baja caducidad y perennes en el ámbito global. También hay que tener en cuenta que la memoria de estos objetos no se modifica nunca por ser de tamaño fijo, o sea, sólo se crean y se destruyen, nunca se modifican.</text:p>
            </text:list-item>
          </text:list>
        </text:list-item>
        <text:list-item>
          <text:p text:style-name="P27">Asignación y reasignación por recrecimiento de objetos vectoriales</text:p>
          <text:list>
            <text:list-item>
              <text:p text:style-name="P27">Textos: Objetos de tamaño pequeño a mediano con actualización muy frecuente y especialmente en sentido creciente, debido al uso predominante de los operadores como &lt;&lt; y +. Se produce un excesivo movimiento de bloques de memoria por el continuo recrecimiento.</text:p>
            </text:list-item>
            <text:list-item>
              <text:p text:style-name="P27">Arrays genéricos: Objetos de tamaño mediano a grande y muy grande pero con actualización de poca o mediana frecuencia, <text:s/>también en sentido <text:soft-page-break/>creciente en la mayoría de los casos. Se usan fundamentalmente en Set, Matrix, Serie y en la caché de TimeSet. Pueden dar lugar a problemas de paginación de memoria virtual.</text:p>
            </text:list-item>
          </text:list>
        </text:list-item>
      </text:list>
      <text:p text:style-name="Nivel_20_0">El punto 1.1 está aún sin tratar pero se propondrán tácticas de control para evitar el problema. El punto 1.2 es el que va a salir más fortalecido tanto en tiempo de depuración como en ejecución normal, aunque esto último aún no está implementado.</text:p>
      <text:p text:style-name="Nivel_20_0">Los puntos 1.3, 2.1 y 2.2 son tres grupos de circunstancias diferentes entre sí que tienen en común sólo una cosa: el gestor de memoria estándar está diseñado para manejarlas de una forma bastante robusta y general pero no muy eficaz en estos casos.</text:p>
      <text:p text:style-name="Nivel_20_0">Buscando un método de control y depuración de accesos inválidos se ha conseguido al mismo tiempo un método de gestión bastante más eficaz del punto 2.1 que podría utilizarse en algunos casos para los problemas vectoriales de tamaño pequeño, para los cuales, debido a su complejidad, se debería buscar una solución en las clases de la STL<text:note text:id="ftn3" text:note-class="footnote"><text:note-citation>3</text:note-citation><text:note-body><text:p text:style-name="Footnote">http://en.wikipedia.org/wiki/Standard_Template_Library</text:p></text:note-body></text:note> std::string y std::vector respectivamente. Para los casos de objetos realmente grande se debería usar un gestor adecuado como la STXXL<text:note text:id="ftn4" text:note-class="footnote"><text:note-citation>4</text:note-citation><text:note-body><text:p text:style-name="Footnote">http://stxxl.sourceforge.net/</text:p></text:note-body></text:note>.</text:p>
      <text:list text:style-name="Outline" text:continue-numbering="true">
        <text:list-item>
          <text:h text:style-name="Heading_20_1" text:outline-level="1">Descripción del método de asignación de memoria fija</text:h>
        </text:list-item>
      </text:list>
      <text:p text:style-name="Nivel_20_0">Lo que pretende este método es dar todas las prestaciones y la flexibilidad de la memoria dinámica (HEAP) pero con velocidades próximas a la memoria estática (STACK) restando importancia a los problemas de <text:span text:style-name="T6">overhead</text:span><text:span text:style-name="T6"><text:note text:id="ftn5" text:note-class="footnote"><text:note-citation>5</text:note-citation><text:note-body><text:p text:style-name="Footnote">desperdicio</text:p></text:note-body></text:note></text:span> derivados <text:s/>de fragmentación de tipo interno y de la informacion auxiliar precisada por el gestor, auqnue siempre de forma paramétrica y configurable.</text:p>
      <text:p text:style-name="P24">La estructura básica interna es la página de memoria<text:note text:id="ftn6" text:note-class="footnote"><text:note-citation>6</text:note-citation><text:note-body><text:p text:style-name="Footnote">BFixedSizeMemoryHandler::BPage</text:p></text:note-body></text:note> que es capaz de almacenar un número <text:span text:style-name="T7">pageSize_</text:span> de objetos, con un máximo de 65535, en un campo <text:span text:style-name="T7">pool_</text:span> y todos ellos del mismo tamaño <text:span text:style-name="T7">baseSize_</text:span>. Ambas magnitudes no son modificables una vez creada la página. </text:p>
      <text:p text:style-name="P24">El direccionamiento interno se realiza mediante una pila que almacena las direcciones libres en un array de <text:span text:style-name="T7">pageSize_</text:span> enteros cortos sin signo de 2 bytes. El asignador de memoria sólo tiene que dar la última dirección libre almacenada en el campo <text:span text:style-name="T7">available_</text:span>, mediante un método puramente aritmético sin apenas coste: </text:p>
      <text:p text:style-name="Nivel_20_0"><text:tab/><text:span text:style-name="T9">pool_+(avail_[--available_]*baseSize_)</text:span> </text:p>
      <text:p text:style-name="Nivel_20_0">La devolución de memoria es del mismo nivel de complejidad pues sólo es preciso anotar la posición que queda libre:</text:p>
      <text:p text:style-name="P24"><text:tab/><text:span text:style-name="T7">avail_[available_++] = int(address-pool_)/baseSize_</text:span></text:p>
      <text:p text:style-name="P24"><text:soft-page-break/>En modo de depuración, además de la comprobación de accesos fuera de la página, se cuenta además con un array <text:span text:style-name="T7">assigned_</text:span> de booleanos<text:note text:id="ftn7" text:note-class="footnote"><text:note-citation>7</text:note-citation><text:note-body><text:p text:style-name="Footnote">Hay que implementarlo como un array de bits en lugar de bytes para ahorrar espacio y usarlo también en modo release.</text:p></text:note-body></text:note> para poder comprobar si se realizan cierto tipo de accesos inválidos como doble borrado o doble asignación de una misma dirección.</text:p>
      <text:p text:style-name="P24">La clase <text:span text:style-name="T7">BFixedSizeMemoryHandler</text:span> permite almacenar páginas del mismo tamaño base pero de longitud variable. Para permitir un rápido acceso sin desperdiciar excesiva memoria se crea primero una página de tamaño reducido especificado por el campo <text:span text:style-name="T7">_initPageSize_</text:span> cuyo valor por defecto es <text:span text:style-name="T7">BFSMEM_def_initPgSz_</text:span> y conforme se hace necesario se van creando páginas en orden de tamaño creciente en función de un factor de crecimiento dado por el parámetro <text:span text:style-name="T7">growingFactorPercent_</text:span> con valor por defecto <text:span text:style-name="T7">BFSMEM_def_grow_</text:span>.</text:p>
      <text:p text:style-name="P24">El campo <text:span text:style-name="T7">pgNm_</text:span> almacena el número de página de la que se extrajo la última asignación a la que llamaremos página en curso, y <text:s/><text:span text:style-name="T7">lastDelPgNm_</text:span> el de la página en que se hizo la última liberación. Cuando se solicita memoria se comprueba en primer lugar si en la página en curso es <text:span text:style-name="T9">available_&gt;0 </text:span><text:span text:style-name="T10">y si no es así se hace lo propio con <text:s/>la página </text:span><text:span text:style-name="T7">lastDelPgNm_</text:span><text:span text:style-name="T10">. </text:span></text:p>
      <text:p text:style-name="P25">Si ambas páginas están completas, antes de proceder a buscar una página incompleta se comprueba si esto merece la pena realmente, observando si el número <text:span text:style-name="T8">assigned_</text:span> de objetos asignados es menor que cierto umbral <text:span text:style-name="T8">threshold_</text:span> calculado como un porcentaje <text:span text:style-name="T8">percentThreshold_</text:span> del total de memoria reservada entre todas las páginas, de forma que es posible decidir el porcentaje de fragmentación interna del gestor.</text:p>
      <text:p text:style-name="P25">En caso contrario se procede a la búsqueda secuencial en orden inverso pues se ha observado empíricamente que es más probable que exista espacio libre en las páginas de más reciente creación. En cuanto se encuentra una página con al menos tantas posiciones libres como páginas en uso existen actualmente se desigan la misma como página en curso. Si ninguna página cumple dicha condición se tomará como tal la que más posiciones libres contenga. Por último si todas las páginas están totalmente ocupadas o se había superado el umbral de asignación se procede a crear una página en curso nueva. </text:p>
      <text:p text:style-name="P25">Además de la dirección de memoria asignada se devuelve el número de página en la que reside de forma que la liberación de memoria sea un proceso aritmético inmediato.</text:p>
      <text:p text:style-name="P25"><text:span text:style-name="T11">Mediante los templates BFSMSingleton&lt;sizeof(myclass)&gt; se generan de forma automática </text:span><text:span text:style-name="T11">instancias únicas de </text:span><text:span text:style-name="T11">los gestores de memoria apropiados para cada clase que se desee.</text:span></text:p>
      <text:p text:style-name="P25">Queda pendiente un análisis exhaustivo de la sensibilidad del tiempo de proceso a los diferentes juegos de parámetros de configuración así como la creación de los métodos de control de los mismos desde el propio TOL para crear archivos de configuración óptimos para los diferentes tipos de programas.</text:p>
      <text:list text:style-name="Outline" text:continue-numbering="true">
        <text:list-item>
          <text:h text:style-name="Heading_20_1" text:outline-level="1"><text:soft-page-break/>Asignación y reasignación de memoria para textos</text:h>
        </text:list-item>
      </text:list>
      <text:p text:style-name="Nivel_20_0">En la siguiente tabla se muestra una análisis de frecuencia de las reasignaciones con recrecimiento de memoria durante la ejecución de un caso típico de programa TOL de estimación de un modelo ARIMA.</text:p>
      <text:p text:style-name="Nivel_20_0"><draw:frame draw:style-name="fr4" draw:name="Objeto1" text:anchor-type="as-char" svg:width="15.54cm" svg:height="7.227cm" draw:z-index="14"><draw:object xlink:href="./Object 1" xlink:type="simple" xlink:show="embed" xlink:actuate="onLoad"/><draw:image xlink:href="./ObjectReplacements/Object 1" xlink:type="simple" xlink:show="embed" xlink:actuate="onLoad"/></draw:frame></text:p>
      <text:p text:style-name="Nivel_20_0">El tamaño inicial por defecto de las cadenas de texto se dispuso como 1 para almacenar el carácter nulo de fin de cadena. En cada registro de la tabla se muestra un bloque de tamaños en escala logarítmica de base 2 con el número de ocasiones en que se reasignó memoria de texto para un tamaño dentro de ese bloque, así como la frecuencia resultante y la acumulación de la frecuencia con los bloques anteriores. De ello se deduce que si se hubiera elegido un tamaño inicial por defecto de 32 bytes en lugar de 1, más del 90% de los realojos se hubieran evitado.</text:p>
      <text:p text:style-name="P18"><draw:frame draw:style-name="fr5" draw:name="Objeto2" text:anchor-type="as-char" svg:width="15.459cm" svg:height="8.241cm" draw:z-index="15"><draw:object xlink:href="./Object 2" xlink:type="simple" xlink:show="embed" xlink:actuate="onLoad"/><draw:image xlink:href="./ObjectReplacements/Object 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Lucida Console" svg:font-family="'Lucida Console'" style:font-family-generic="modern" style:font-pitch="fixed"/>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es" fo:country="E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ext-autospace="none" style:punctuation-wrap="simple" style:vertical-align="baseline" style:writing-mode="lr-tb"/>
      <style:text-properties style:use-window-font-color="true" style:font-name="Tahoma" fo:font-size="12pt" fo:language="es" fo:country="ES"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Nivel_20_0" style:list-style-name="Outline" style:class="text" style:default-outline-level="1">
      <style:paragraph-properties fo:margin-left="0cm" fo:margin-right="0cm" fo:margin-top="0.847cm" fo:margin-bottom="0.423cm" fo:text-align="start" style:justify-single-word="false" fo:text-indent="0cm" style:auto-text-indent="false" fo:keep-with-next="always"/>
      <style:text-properties fo:font-size="16pt" fo:font-weight="bold" style:letter-kerning="true" style:font-size-asian="16pt" style:font-weight-asian="bold"/>
    </style:style>
    <style:style style:name="Heading_20_2" style:display-name="Heading 2" style:family="paragraph" style:parent-style-name="Heading_20_1" style:next-style-name="Nivel_20_0" style:list-style-name="Outline" style:class="text" style:default-outline-level="2">
      <style:paragraph-properties fo:margin-left="0cm" fo:margin-right="0cm" fo:margin-top="0.423cm" fo:margin-bottom="0.212cm" fo:text-indent="0cm" style:auto-text-indent="false"/>
      <style:text-properties fo:font-size="15pt" style:font-size-asian="15pt"/>
    </style:style>
    <style:style style:name="Heading_20_3" style:display-name="Heading 3" style:family="paragraph" style:parent-style-name="Heading_20_2" style:next-style-name="Nivel_20_0" style:list-style-name="Outline" style:class="text" style:default-outline-level="3">
      <style:paragraph-properties fo:margin-left="0cm" fo:margin-right="0cm" fo:margin-top="0.423cm" fo:margin-bottom="0.212cm" fo:text-indent="0cm" style:auto-text-indent="false"/>
      <style:text-properties fo:font-size="14pt" style:font-size-asian="14pt"/>
    </style:style>
    <style:style style:name="Heading_20_4" style:display-name="Heading 4" style:family="paragraph" style:parent-style-name="Heading_20_2" style:next-style-name="Nivel_20_0" style:list-style-name="Outline" style:class="text" style:default-outline-level="4">
      <style:paragraph-properties fo:margin-left="0cm" fo:margin-right="0cm" fo:text-indent="0cm" style:auto-text-indent="false">
        <style:tab-stops>
          <style:tab-stop style:position="-4.001cm"/>
        </style:tab-stops>
      </style:paragraph-properties>
      <style:text-properties fo:font-size="13pt" style:font-size-asian="13pt"/>
    </style:style>
    <style:style style:name="Heading_20_5" style:display-name="Heading 5" style:family="paragraph" style:parent-style-name="Heading_20_2" style:next-style-name="Nivel_20_0" style:list-style-name="Outline" style:class="text" style:default-outline-level="5">
      <style:paragraph-properties fo:margin-left="0cm" fo:margin-right="0cm" fo:text-indent="0cm" style:auto-text-indent="false"/>
      <style:text-properties fo:font-size="12pt" style:font-size-asian="12pt"/>
    </style:style>
    <style:style style:name="Heading_20_6" style:display-name="Heading 6" style:family="paragraph" style:parent-style-name="Heading_20_2" style:next-style-name="Nivel_20_0" style:list-style-name="Outline" style:class="text" style:default-outline-level="6">
      <style:paragraph-properties fo:margin-left="0cm" fo:margin-right="0cm" fo:margin-top="0.423cm" fo:margin-bottom="0cm" fo:text-indent="0cm" style:auto-text-indent="false"/>
      <style:text-properties fo:font-size="12pt" fo:font-weight="normal" style:font-size-asian="12pt" style:font-weight-asian="normal"/>
    </style:style>
    <style:style style:name="Heading_20_7" style:display-name="Heading 7" style:family="paragraph" style:parent-style-name="Heading_20_6" style:next-style-name="Nivel_20_0" style:list-style-name="Outline" style:class="text" style:default-outline-level="7">
      <style:paragraph-properties fo:margin-left="0cm" fo:margin-right="0cm" fo:text-indent="0cm" style:auto-text-indent="false"/>
    </style:style>
    <style:style style:name="Heading_20_8" style:display-name="Heading 8" style:family="paragraph" style:parent-style-name="Heading_20_7" style:next-style-name="Nivel_20_0" style:list-style-name="Outline" style:class="text" style:default-outline-level="8">
      <style:paragraph-properties fo:margin-left="0cm" fo:margin-right="0cm" fo:text-indent="0cm" style:auto-text-indent="false"/>
    </style:style>
    <style:style style:name="Heading_20_9" style:display-name="Heading 9" style:family="paragraph" style:parent-style-name="Heading_20_7" style:next-style-name="Nivel_20_0" style:list-style-name="Outline" style:class="text" style:default-outline-level="9">
      <style:paragraph-properties fo:margin-left="0cm" fo:margin-right="0cm" fo:text-indent="0cm" style:auto-text-indent="false">
        <style:tab-stops>
          <style:tab-stop style:position="0.635cm"/>
        </style:tab-stops>
      </style:paragraph-properties>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fo:text-align="end" style:justify-single-word="false">
        <style:tab-stops>
          <style:tab-stop style:position="7.5cm" style:type="center"/>
          <style:tab-stop style:position="15.503cm" style:type="right"/>
        </style:tab-stops>
      </style:paragraph-properties>
      <style:text-properties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Nivel_20_0" style:next-style-name="Standard" style:class="index">
      <style:paragraph-properties>
        <style:tab-stops>
          <style:tab-stop style:position="16.002cm" style:type="right" style:leader-style="solid" style:leader-text="_"/>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solid" style:leader-text="_"/>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solid" style:leader-text="_"/>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solid" style:leader-text="_"/>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solid" style:leader-text="_"/>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solid" style:leader-text="_"/>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Nivel_20_1_20_sin_20_punto" style:class="html">
      <style:paragraph-properties fo:margin-left="1cm" fo:margin-right="0cm" fo:text-indent="0cm" style:auto-text-indent="false"/>
      <style:text-properties fo:font-style="italic" style:font-style-asian="italic"/>
    </style:style>
    <style:style style:name="Nivel_20_0" style:display-name="Nivel 0" style:family="paragraph" style:parent-style-name="Standard">
      <style:paragraph-properties fo:margin-top="0.212cm" fo:margin-bottom="0cm"/>
    </style:style>
    <style:style style:name="Título_20_central" style:display-name="Título central" style:family="paragraph" style:parent-style-name="Standard" style:next-style-name="Nivel_20_0">
      <style:paragraph-properties fo:margin-top="0.847cm" fo:margin-bottom="0cm" fo:text-align="center" style:justify-single-word="false"/>
      <style:text-properties fo:font-size="26pt" fo:font-weight="bold" style:font-size-asian="26pt" style:font-weight-asian="bold"/>
    </style:style>
    <style:style style:name="Código" style:family="paragraph" style:parent-style-name="Standard">
      <style:text-properties style:font-name="Courier New" fo:font-size="9pt" style:font-size-asian="9pt"/>
    </style:style>
    <style:style style:name="Título_20_sin_20_numerar" style:display-name="Título sin numerar" style:family="paragraph" style:parent-style-name="Standard" style:next-style-name="Nivel_20_0">
      <style:paragraph-properties fo:margin-top="0.847cm" fo:margin-bottom="0.212cm"/>
      <style:text-properties fo:font-size="16pt" fo:font-weight="bold" style:font-size-asian="16pt" style:font-weight-asian="bold"/>
    </style:style>
    <style:style style:name="Caja_20_de_20_control" style:display-name="Caja de control" style:family="paragraph" style:parent-style-name="Standard">
      <style:text-properties fo:font-size="10pt" style:font-size-asian="10pt"/>
    </style:style>
    <style:style style:name="Pie_20_de_20_página_20_par" style:display-name="Pie de página par" style:family="paragraph" style:parent-style-name="Footer">
      <style:paragraph-properties fo:text-align="start" style:justify-single-word="false"/>
    </style:style>
    <style:style style:name="Pie_20_de_20_página_20_impar" style:display-name="Pie de página impar" style:family="paragraph" style:parent-style-name="Footer"/>
    <style:style style:name="Subtítulo_20_central" style:display-name="Subtítulo central" style:family="paragraph" style:parent-style-name="Título_20_central">
      <style:text-properties fo:font-size="20pt" style:font-size-asian="20pt"/>
    </style:style>
    <style:style style:name="Nivel_20_1" style:display-name="Nivel 1" style:family="paragraph" style:parent-style-name="Standard" style:list-style-name="WW8Num4">
      <style:paragraph-properties fo:margin-left="-0.501cm" fo:margin-right="0cm" fo:margin-top="0.282cm" fo:margin-bottom="0cm" fo:text-indent="0cm" style:auto-text-indent="false">
        <style:tab-stops/>
      </style:paragraph-properties>
    </style:style>
    <style:style style:name="Nivel_20_2" style:display-name="Nivel 2" style:family="paragraph" style:parent-style-name="Nivel_20_1">
      <style:paragraph-properties fo:margin-left="1.501cm" fo:margin-right="0cm" fo:margin-top="0.212cm" fo:margin-bottom="0cm" fo:text-indent="-0.501cm" style:auto-text-indent="false"/>
    </style:style>
    <style:style style:name="Nivel_20_3" style:display-name="Nivel 3" style:family="paragraph" style:parent-style-name="Nivel_20_1">
      <style:paragraph-properties fo:margin-left="2.002cm" fo:margin-right="0cm" fo:margin-top="0.141cm" fo:margin-bottom="0cm" fo:text-indent="-0.501cm" style:auto-text-indent="false"/>
    </style:style>
    <style:style style:name="Nivel_20_4" style:display-name="Nivel 4" style:family="paragraph" style:parent-style-name="Nivel_20_1">
      <style:paragraph-properties fo:margin-left="2.501cm" fo:margin-right="0cm" fo:margin-top="0.071cm" fo:margin-bottom="0cm" fo:text-indent="-0.501cm" style:auto-text-indent="false"/>
    </style:style>
    <style:style style:name="Nivel_20_2_20_sin_20_punto" style:display-name="Nivel 2 sin punto" style:family="paragraph" style:parent-style-name="Nivel_20_2">
      <style:paragraph-properties fo:margin-left="1.501cm" fo:margin-right="0cm" fo:text-indent="0cm" style:auto-text-indent="false"/>
    </style:style>
    <style:style style:name="Figura_20_central" style:display-name="Figura central" style:family="paragraph" style:parent-style-name="Nivel_20_0">
      <style:paragraph-properties fo:margin-left="1.501cm" fo:margin-right="0cm" fo:margin-top="0.494cm" fo:margin-bottom="0.282cm" fo:text-indent="0cm" style:auto-text-indent="false"/>
    </style:style>
    <style:style style:name="Figura_20_lateral_20_nivel_20_0" style:display-name="Figura lateral nivel 0" style:family="paragraph" style:parent-style-name="Figura_20_central">
      <style:paragraph-properties fo:margin-left="0cm" fo:margin-right="1.501cm" fo:margin-top="0.423cm" fo:margin-bottom="0.423cm" fo:text-indent="0cm" style:auto-text-indent="false"/>
    </style:style>
    <style:style style:name="Figura_20_lateral_20_nivel_20_1" style:display-name="Figura lateral nivel 1" style:family="paragraph" style:parent-style-name="Figura_20_lateral_20_nivel_20_0">
      <style:paragraph-properties fo:margin-left="1cm" fo:margin-right="0.501cm" fo:margin-top="0.282cm" fo:margin-bottom="0.423cm" fo:text-indent="0cm" style:auto-text-indent="false"/>
    </style:style>
    <style:style style:name="Figura_20_lateral_20_nivel_20_2" style:display-name="Figura lateral nivel 2" style:family="paragraph" style:parent-style-name="Figura_20_lateral_20_nivel_20_1">
      <style:paragraph-properties fo:margin-left="1.501cm" fo:margin-right="0cm" fo:margin-top="0.212cm" fo:margin-bottom="0.423cm" fo:text-indent="0cm" style:auto-text-indent="false"/>
    </style:style>
    <style:style style:name="Nivel_20_3_20_sin_20_punto" style:display-name="Nivel 3 sin punto" style:family="paragraph" style:parent-style-name="Nivel_20_3">
      <style:paragraph-properties fo:margin-left="2cm" fo:margin-right="0cm" fo:text-indent="0cm" style:auto-text-indent="false"/>
    </style:style>
    <style:style style:name="Nivel_20_4_20_sin_20_punto" style:display-name="Nivel 4 sin punto" style:family="paragraph" style:parent-style-name="Nivel_20_4">
      <style:paragraph-properties fo:margin-left="2.501cm" fo:margin-right="0cm" fo:text-indent="0cm" style:auto-text-indent="false"/>
    </style:style>
    <style:style style:name="Nivel_20_5" style:display-name="Nivel 5" style:family="paragraph" style:parent-style-name="Nivel_20_1">
      <style:paragraph-properties fo:margin-left="3.501cm" fo:margin-right="0cm" fo:margin-top="0cm" fo:margin-bottom="0cm" fo:text-indent="-0.501cm" style:auto-text-indent="false"/>
    </style:style>
    <style:style style:name="Nivel_20_5_20_sin_20_punto" style:display-name="Nivel 5 sin punto" style:family="paragraph" style:parent-style-name="Nivel_20_5">
      <style:paragraph-properties fo:margin-left="3.501cm" fo:margin-right="0cm" fo:text-indent="0cm" style:auto-text-indent="false"/>
    </style:style>
    <style:style style:name="Nivel_20_1_20_sin_20_punto" style:display-name="Nivel 1 sin punto" style:family="paragraph" style:parent-style-name="Nivel_20_1">
      <style:paragraph-properties fo:margin-left="0.501cm" fo:margin-right="0cm" fo:text-indent="0cm" style:auto-text-indent="false"/>
    </style:style>
    <style:style style:name="Mini_20_tabla" style:display-name="Mini tabla" style:family="paragraph" style:parent-style-name="Caja_20_de_20_control">
      <style:text-properties fo:font-size="6pt" style:font-size-asian="6pt"/>
    </style:style>
    <style:style style:name="Bibliografía" style:family="paragraph" style:parent-style-name="Nivel_20_1">
      <style:paragraph-properties fo:margin-left="6.001cm" fo:margin-right="0cm" fo:margin-top="0.212cm" fo:margin-bottom="0cm" fo:text-indent="-6.001cm" style:auto-text-indent="false"/>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xl24" style:family="paragraph" style:parent-style-name="Standard">
      <style:paragraph-properties fo:margin-top="0.176cm" fo:margin-bottom="0.176cm" fo:text-align="start" style:justify-single-word="false" fo:padding="0cm" fo:border="0.018cm solid #000000" style:text-autospace="ideograph-alpha" style:punctuation-wrap="hanging" style:vertical-align="auto"/>
      <style:text-properties style:font-name="Times New Roman" fo:language="es" fo:country="ES" style:font-size-complex="12pt"/>
    </style:style>
    <style:style style:name="xl25" style:family="paragraph" style:parent-style-name="Standard">
      <style:paragraph-properties fo:margin-top="0.176cm" fo:margin-bottom="0.176cm" fo:text-align="start" style:justify-single-word="false" fo:padding="0cm" fo:border="0.018cm solid #000000" style:text-autospace="ideograph-alpha" style:punctuation-wrap="hanging" style:vertical-align="auto"/>
      <style:text-properties style:font-name="Times New Roman" fo:language="es" fo:country="ES" style:font-size-complex="12pt"/>
    </style:style>
    <style:style style:name="xl26" style:family="paragraph" style:parent-style-name="Standard">
      <style:paragraph-properties fo:margin-top="0.176cm" fo:margin-bottom="0.176cm" fo:text-align="start" style:justify-single-word="false" fo:background-color="#ffcc99" fo:padding="0cm" fo:border="0.018cm solid #000000" style:text-autospace="ideograph-alpha" style:punctuation-wrap="hanging" style:vertical-align="auto">
        <style:background-image/>
      </style:paragraph-properties>
      <style:text-properties fo:color="#0000ff" style:font-name="Arial" fo:language="es" fo:country="ES" fo:font-weight="bold" style:font-weight-asian="bold" style:font-name-complex="Arial" style:font-size-complex="12pt" style:font-weight-complex="bold"/>
    </style:style>
    <style:style style:name="xl27" style:family="paragraph" style:parent-style-name="Standard">
      <style:paragraph-properties fo:margin-top="0.176cm" fo:margin-bottom="0.176cm" fo:text-align="start" style:justify-single-word="false" fo:background-color="#ffcc99" fo:padding="0cm" fo:border="0.018cm solid #000000" style:text-autospace="ideograph-alpha" style:punctuation-wrap="hanging" style:vertical-align="auto">
        <style:background-image/>
      </style:paragraph-properties>
      <style:text-properties fo:color="#0000ff" style:font-name="Arial" fo:language="es" fo:country="ES" fo:font-weight="bold" style:font-weight-asian="bold" style:font-name-complex="Arial" style:font-size-complex="12pt" style:font-weight-complex="bold"/>
    </style:style>
    <style:style style:name="xl28" style:family="paragraph" style:parent-style-name="Standard">
      <style:paragraph-properties fo:margin-top="0.176cm" fo:margin-bottom="0.176cm" fo:text-align="start" style:justify-single-word="false" fo:background-color="#ffcc99" fo:padding="0cm" fo:border="0.018cm solid #000000" style:text-autospace="ideograph-alpha" style:punctuation-wrap="hanging" style:vertical-align="auto">
        <style:background-image/>
      </style:paragraph-properties>
      <style:text-properties fo:color="#0000ff" style:font-name="Arial" fo:language="es" fo:country="ES" fo:font-weight="bold" style:font-weight-asian="bold" style:font-name-complex="Arial" style:font-size-complex="12pt" style:font-weight-complex="bold"/>
    </style:style>
    <style:style style:name="xl29" style:family="paragraph" style:parent-style-name="Standard">
      <style:paragraph-properties fo:margin-top="0.176cm" fo:margin-bottom="0.176cm" fo:text-align="start" style:justify-single-word="false" fo:padding="0cm" fo:border="0.018cm solid #000000" style:text-autospace="ideograph-alpha" style:punctuation-wrap="hanging" style:vertical-align="auto"/>
      <style:text-properties style:font-name="Times New Roman" fo:language="es" fo:country="ES" style:font-size-complex="12pt"/>
    </style:style>
    <style:style style:name="Código_20_TOL" style:display-name="Código TOL" style:family="paragraph" style:parent-style-name="Nivel_20_0" style:class="text">
      <style:paragraph-properties fo:margin-left="1cm" fo:margin-right="0cm" fo:text-indent="0cm" style:auto-text-indent="false"/>
      <style:text-properties fo:color="#0000ff" style:font-name="Lucida Console" fo:font-size="10pt" style:font-size-asian="10pt" style:font-size-complex="10pt"/>
    </style:style>
    <style:style style:name="Código_20_TOL_20_en_20_línea" style:display-name="Código TOL en línea" style:family="paragraph" style:parent-style-name="Nivel_20_0" style:class="text"/>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text-properties style:font-name="Verdana"/>
    </style:style>
    <style:style style:name="Numbering_20_Symbols" style:display-name="Numbering Symbols" style:family="text">
      <style:text-properties style:font-name="Tahom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St2z0" style:family="text">
      <style:text-properties style:font-name="Arial"/>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list-style style:name="Outline">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501cm" text:min-label-width="0.635cm"/>
        <style:text-properties style:font-name="Symbol"/>
      </text:list-level-style-bullet>
      <text:list-level-style-bullet text:level="2" text:style-name="WW8Num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501cm" text:min-label-width="0.635cm"/>
        <style:text-properties style:font-name="Symbol"/>
      </text:list-level-style-bullet>
      <text:list-level-style-bullet text:level="2" text:style-name="WW8Num4z1" style:num-suffix="." text:bullet-char="o">
        <style:list-level-properties text:space-before="1.905cm" text:min-label-width="0.635cm"/>
        <style:text-properties fo:font-family="'Courier New'" style:font-family-generic="modern" style:font-pitch="fixed"/>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style:width="16.002cm" table:align="center" style:writing-mode="lr-tb"/>
    </style:style>
    <style:style style:name="Tabla3.A" style:family="table-column">
      <style:table-column-properties style:column-width="16.002cm"/>
    </style:style>
    <style:style style:name="Tabla3.1" style:family="table-row">
      <style:table-row-properties style:keep-together="true" fo:keep-together="auto"/>
    </style:style>
    <style:style style:name="Tabla3.A1" style:family="table-cell">
      <style:table-cell-properties style:vertical-align="top" fo:padding-left="0.101cm" fo:padding-right="0.101cm" fo:padding-top="0cm" fo:padding-bottom="0cm" fo:border="none" style:writing-mode="lr-tb"/>
    </style:style>
    <style:style style:name="Tabla4" style:family="table">
      <style:table-properties style:width="16.002cm" table:align="left" style:writing-mode="lr-tb"/>
    </style:style>
    <style:style style:name="Tabla4.A" style:family="table-column">
      <style:table-column-properties style:column-width="16.002cm"/>
    </style:style>
    <style:style style:name="Tabla4.1" style:family="table-row">
      <style:table-row-properties style:min-row-height="0.141cm" style:keep-together="true" fo:keep-together="auto"/>
    </style:style>
    <style:style style:name="Tabla4.A1" style:family="table-cell">
      <style:table-cell-properties style:vertical-align="top" fo:padding-left="0.191cm" fo:padding-right="0.191cm" fo:padding-top="0cm" fo:padding-bottom="0cm" fo:border="none" style:writing-mode="lr-tb"/>
    </style:style>
    <style:style style:name="Tabla4.A2" style:family="table-cell">
      <style:table-cell-properties style:vertical-align="top" fo:padding-left="0.191cm" fo:padding-right="0.25cm" fo:padding-top="0cm" fo:padding-bottom="0cm" fo:border="none" style:writing-mode="lr-tb"/>
    </style:style>
    <style:style style:name="Tabla5" style:family="table">
      <style:table-properties style:width="16.002cm" table:align="center" style:writing-mode="lr-tb"/>
    </style:style>
    <style:style style:name="Tabla5.A" style:family="table-column">
      <style:table-column-properties style:column-width="7.646cm"/>
    </style:style>
    <style:style style:name="Tabla5.B" style:family="table-column">
      <style:table-column-properties style:column-width="8.356cm"/>
    </style:style>
    <style:style style:name="Tabla5.1" style:family="table-row">
      <style:table-row-properties style:keep-together="true" fo:keep-together="auto"/>
    </style:style>
    <style:style style:name="Tabla5.A1" style:family="table-cell">
      <style:table-cell-properties style:vertical-align="top" fo:padding-left="0.101cm" fo:padding-right="0.101cm" fo:padding-top="0cm" fo:padding-bottom="0cm" fo:border="none" style:writing-mode="lr-tb"/>
    </style:style>
    <style:style style:name="Tabla6" style:family="table">
      <style:table-properties style:width="16.002cm" table:align="center" style:writing-mode="lr-tb"/>
    </style:style>
    <style:style style:name="Tabla6.A" style:family="table-column">
      <style:table-column-properties style:column-width="16.002cm"/>
    </style:style>
    <style:style style:name="Tabla6.1" style:family="table-row">
      <style:table-row-properties style:keep-together="true" fo:keep-together="auto"/>
    </style:style>
    <style:style style:name="Tabla6.A1" style:family="table-cell">
      <style:table-cell-properties style:vertical-align="top" fo:padding-left="0.101cm" fo:padding-right="0.101cm" fo:padding-top="0cm" fo:padding-bottom="0cm" fo:border="none" style:writing-mode="lr-tb"/>
    </style:style>
    <style:style style:name="Tabla7" style:family="table">
      <style:table-properties style:width="16.002cm" table:align="left" style:writing-mode="lr-tb"/>
    </style:style>
    <style:style style:name="Tabla7.A" style:family="table-column">
      <style:table-column-properties style:column-width="16.002cm"/>
    </style:style>
    <style:style style:name="Tabla7.1" style:family="table-row">
      <style:table-row-properties style:min-row-height="0.141cm" style:keep-together="true" fo:keep-together="auto"/>
    </style:style>
    <style:style style:name="Tabla7.A1" style:family="table-cell">
      <style:table-cell-properties style:vertical-align="top" fo:padding-left="0.191cm" fo:padding-right="0.191cm" fo:padding-top="0cm" fo:padding-bottom="0cm" fo:border="none" style:writing-mode="lr-tb"/>
    </style:style>
    <style:style style:name="Tabla7.A2" style:family="table-cell">
      <style:table-cell-properties style:vertical-align="top" fo:padding-left="0.191cm" fo:padding-right="0.25cm" fo:padding-top="0cm" fo:padding-bottom="0cm" fo:border="none" style:writing-mode="lr-tb"/>
    </style:style>
    <style:style style:name="P1" style:family="paragraph" style:parent-style-name="Standard">
      <style:paragraph-properties fo:text-align="end" style:justify-single-word="false" style:snap-to-layout-grid="false"/>
      <style:text-properties style:font-name="Verdana" fo:font-size="5pt" fo:language="en" fo:country="GB" style:font-size-asian="5pt" style:font-size-complex="5pt"/>
    </style:style>
    <style:style style:name="P2" style:family="paragraph" style:parent-style-name="Standard">
      <style:paragraph-properties style:snap-to-layout-grid="false"/>
    </style:style>
    <style:style style:name="P3" style:family="paragraph" style:parent-style-name="Footer">
      <style:paragraph-properties fo:margin-left="0cm" fo:margin-right="0.635cm" fo:text-align="justify" style:justify-single-word="false" fo:text-indent="0.635cm" style:auto-text-indent="false"/>
    </style:style>
    <style:style style:name="P4" style:family="paragraph" style:parent-style-name="Pie_20_de_20_página_20_par">
      <style:paragraph-properties fo:margin-left="0cm" fo:margin-right="0.635cm" fo:text-indent="0.635cm" style:auto-text-indent="false"/>
    </style:style>
    <style:style style:name="P5" style:family="paragraph" style:parent-style-name="Standard">
      <style:paragraph-properties fo:text-align="end" style:justify-single-word="false"/>
      <style:text-properties style:font-name="Verdana" fo:font-size="5pt" style:font-size-asian="5pt" style:font-size-complex="5pt"/>
    </style:style>
    <style:style style:name="P6" style:family="paragraph" style:parent-style-name="Standard">
      <style:paragraph-properties fo:text-align="center" style:justify-single-word="false"/>
    </style:style>
    <style:style style:name="P7" style:family="paragraph" style:parent-style-name="Standard">
      <style:paragraph-properties style:snap-to-layout-grid="false"/>
      <style:text-properties style:font-name="Verdana" fo:font-size="10pt" fo:language="en" fo:country="GB" fo:font-weight="bold" style:font-size-asian="10pt" style:font-weight-asian="bold" style:font-size-complex="12pt" style:font-weight-complex="bold"/>
    </style:style>
    <style:style style:name="P8" style:family="paragraph" style:parent-style-name="Standard">
      <style:paragraph-properties fo:text-align="end" style:justify-single-word="false" style:snap-to-layout-grid="false"/>
      <style:text-properties style:font-name="Verdana" fo:font-size="2pt" fo:language="es" fo:country="ES" style:font-size-asian="2pt" style:font-size-complex="2pt"/>
    </style:style>
    <style:style style:name="P9" style:family="paragraph" style:parent-style-name="Standard">
      <style:paragraph-properties fo:text-align="end" style:justify-single-word="false"/>
      <style:text-properties style:font-name="Verdana" fo:font-size="8pt" style:font-size-asian="8pt" style:font-size-complex="5pt"/>
    </style:style>
    <style:style style:name="P10" style:family="paragraph" style:parent-style-name="Standard">
      <style:paragraph-properties fo:text-align="end" style:justify-single-word="false"/>
      <style:text-properties style:font-name="Verdana" fo:font-size="8pt" fo:language="en" fo:country="GB" style:font-size-asian="8pt" style:font-size-complex="5pt"/>
    </style:style>
    <style:style style:name="P11" style:family="paragraph" style:parent-style-name="Standard">
      <style:paragraph-properties fo:text-align="end" style:justify-single-word="false"/>
    </style:style>
    <style:style style:name="P12" style:family="paragraph" style:parent-style-name="Footer">
      <style:paragraph-properties fo:margin-left="0cm" fo:margin-right="0.635cm" fo:text-align="justify" style:justify-single-word="false" fo:text-indent="0cm" style:auto-text-indent="false"/>
    </style:style>
    <style:style style:name="T1" style:family="text">
      <style:text-properties style:font-name="Verdana" fo:font-size="5pt" fo:language="en" fo:country="GB" style:font-size-asian="5pt" style:font-size-complex="5pt"/>
    </style:style>
    <style:style style:name="T2" style:family="text"/>
    <style:style style:name="T3" style:family="text">
      <style:text-properties fo:color="#000080" style:font-name="Verdana" fo:font-size="8pt" fo:language="en" fo:country="GB" style:text-underline-style="none" style:font-size-asian="8pt" style:font-size-complex="5pt"/>
    </style:style>
    <style:style style:name="T4" style:family="text">
      <style:text-properties fo:color="#000080" style:font-name="Verdana" fo:font-size="8pt" fo:language="en" fo:country="GB" style:font-size-asian="8pt" style:font-size-complex="5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2cm" fo:margin-bottom="1.501cm" fo:margin-left="3cm" fo:margin-right="2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01cm" fo:margin-left="0cm" fo:margin-right="0cm" fo:margin-bottom="2.402cm" style:dynamic-spacing="true"/>
      </style:header-style>
      <style:footer-style>
        <style:header-footer-properties fo:min-height="0.499cm" fo:margin-left="0cm" fo:margin-right="0cm" fo:margin-top="0.4cm" style:dynamic-spacing="true"/>
      </style:footer-style>
    </style:page-layout>
    <style:page-layout style:name="pm2">
      <style:page-layout-properties fo:page-width="20.999cm" fo:page-height="29.699cm" style:num-format="1" style:print-orientation="portrait" fo:margin-top="4.501cm" fo:margin-bottom="1.501cm" fo:margin-left="3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1.501cm" fo:margin-left="3cm" fo:margin-right="2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2.355cm" fo:margin-left="0cm" fo:margin-right="0cm" fo:margin-bottom="2.402cm" style:dynamic-spacing="true"/>
      </style:header-style>
      <style:footer-style>
        <style:header-footer-properties fo:min-height="0.499cm" fo:margin-left="0cm" fo:margin-right="0cm" fo:margin-top="0.4cm" style:dynamic-spacing="true"/>
      </style:footer-style>
    </style:page-layout>
    <number:date-style style:name="N106">
      <number:year number:style="long"/>
      <number:text>/</number:text>
      <number:month number:style="long"/>
      <number:text>/</number:text>
      <number:day number:style="long"/>
    </number:date-style>
  </office:automatic-styles>
  <office:master-styles>
    <style:master-page style:name="Standard" style:page-layout-name="pm1">
      <style:header>
        <table:table table:name="Tabla3" table:style-name="Tabla3">
          <table:table-column table:style-name="Tabla3.A"/>
          <table:table-row table:style-name="Tabla3.1">
            <table:table-cell table:style-name="Tabla3.A1" office:value-type="string">
              <text:p text:style-name="P1"><draw:frame draw:style-name="fr1" draw:name="gráficos1" text:anchor-type="as-char" svg:width="15.794cm" svg:height="0.743cm" draw:z-index="0"><draw:image xlink:href="Pictures/10000000000007B40000005D77804268.jpg" xlink:type="simple" xlink:show="embed" xlink:actuate="onLoad"/></draw:frame></text:p>
            </table:table-cell>
          </table:table-row>
          <table:table-row table:style-name="Tabla3.1">
            <table:table-cell table:style-name="Tabla3.A1" office:value-type="string">
              <text:p text:style-name="P2"><text:span text:style-name="T1"><text:s/></text:span><text:span text:style-name="T1"><text:date style:data-style-name="N106" text:date-value="2009-02-27T11:41:57.19">2009/02/27</text:date></text:span></text:p>
            </table:table-cell>
          </table:table-row>
        </table:table>
        <text:p text:style-name="Standard"/>
      </style:header>
      <style:header-left>
        <table:table table:name="Tabla4" table:style-name="Tabla4">
          <table:table-column table:style-name="Tabla4.A"/>
          <table:table-row table:style-name="Tabla4.1">
            <table:table-cell table:style-name="Tabla4.A1" office:value-type="string">
              <text:p text:style-name="P1"><draw:frame draw:style-name="fr1" draw:name="gráficos2" text:anchor-type="as-char" svg:width="15.61cm" svg:height="0.736cm" draw:z-index="0"><draw:image xlink:href="Pictures/10000000000007B40000005D2EC34C8B.jpg" xlink:type="simple" xlink:show="embed" xlink:actuate="onLoad"/></draw:frame></text:p>
            </table:table-cell>
          </table:table-row>
          <table:table-row table:style-name="Tabla4.1">
            <table:table-cell table:style-name="Tabla4.A2" office:value-type="string">
              <text:p text:style-name="P1"><text:date style:data-style-name="N106" text:date-value="2009-02-27T11:41:57.21">2009/02/27</text:date></text:p>
            </table:table-cell>
          </table:table-row>
        </table:table>
        <text:p text:style-name="Standard"/>
      </style:header-left>
      <style:footer>
        <text:p text:style-name="P3"><draw:frame draw:style-name="fr2" draw:name="Marco1" text:anchor-type="paragraph" svg:y="0.002cm" fo:min-width="0.041cm" draw:z-index="0"><draw:text-box fo:min-height="0.37cm"><text:p text:style-name="Footer"><text:span text:style-name="Page_20_Number"><text:page-number text:select-page="current">7</text:page-number></text:span></text:p></draw:text-box></draw:frame></text:p>
      </style:footer>
      <style:footer-left>
        <text:p text:style-name="P4"><draw:frame draw:style-name="fr3" draw:name="Marco2" text:anchor-type="paragraph" svg:x="18.798cm" svg:y="0.065cm" fo:min-width="0.041cm" draw:z-index="0"><draw:text-box fo:min-height="0.37cm"><text:p text:style-name="Footer"><text:span text:style-name="Page_20_Number"><text:page-number text:select-page="current">7</text:page-number></text:span></text:p></draw:text-box></draw:frame></text:p>
      </style:footer-left>
    </style:master-page>
    <style:master-page style:name="First_20_Page" style:display-name="First Page" style:page-layout-name="pm2" style:next-style-name="Standard">
      <style:footer>
        <text:p text:style-name="P5"/>
        <text:p text:style-name="P5"/>
        <text:p text:style-name="P6"><draw:frame draw:style-name="fr1" draw:name="gráficos3" text:anchor-type="as-char" svg:width="15.995cm" svg:height="1.815cm" draw:z-index="7"><draw:image xlink:href="Pictures/10000000000007B4000000E06D8F47D1.jpg" xlink:type="simple" xlink:show="embed" xlink:actuate="onLoad"/></draw:frame></text:p>
        <table:table table:name="Tabla5" table:style-name="Tabla5">
          <table:table-column table:style-name="Tabla5.A"/>
          <table:table-column table:style-name="Tabla5.B"/>
          <table:table-row table:style-name="Tabla5.1">
            <table:table-cell table:style-name="Tabla5.A1" office:value-type="string">
              <text:p text:style-name="P7"><text:initial-creator>Bayes Decision S.L.</text:initial-creator></text:p>
            </table:table-cell>
            <table:table-cell table:style-name="Tabla5.A1" office:value-type="string">
              <text:p text:style-name="P8"/>
              <text:p text:style-name="P9">Gran Vía, 39, 5ª planta</text:p>
              <text:p text:style-name="P9">28013 Madrid <text:s/>(España)</text:p>
              <text:p text:style-name="P10">Tel. (34) 915327440</text:p>
              <text:p text:style-name="P10">Fax. (34) 915322636</text:p>
              <text:p text:style-name="P11"><text:a xlink:type="simple" xlink:href="http://www.bayesforecast.com/"><text:span text:style-name="Internet_20_link"><text:span text:style-name="T3">www.bayesforecast.com</text:span></text:span></text:a></text:p>
              <text:p text:style-name="P11"><text:a xlink:type="simple" xlink:href="http://www.tol-project.org/"><text:span text:style-name="Internet_20_link"><text:span text:style-name="T4">www.tol-project.org</text:span></text:span></text:a></text:p>
            </table:table-cell>
          </table:table-row>
        </table:table>
        <text:p text:style-name="Título_20_sin_20_numerar"/>
      </style:footer>
    </style:master-page>
    <style:master-page style:name="HTML" style:page-layout-name="pm3"/>
    <style:master-page style:name="Convertir_20_1" style:display-name="Convertir 1" style:page-layout-name="pm4">
      <style:header>
        <table:table table:name="Tabla6" table:style-name="Tabla6">
          <table:table-column table:style-name="Tabla6.A"/>
          <table:table-row table:style-name="Tabla6.1">
            <table:table-cell table:style-name="Tabla6.A1" office:value-type="string">
              <text:p text:style-name="P1"><draw:frame draw:style-name="fr1" draw:name="gráficos4" text:anchor-type="as-char" svg:width="15.794cm" svg:height="0.743cm" draw:z-index="11"><draw:image xlink:href="Pictures/10000000000007B40000005D77804268.jpg" xlink:type="simple" xlink:show="embed" xlink:actuate="onLoad"/></draw:frame></text:p>
            </table:table-cell>
          </table:table-row>
          <table:table-row table:style-name="Tabla6.1">
            <table:table-cell table:style-name="Tabla6.A1" office:value-type="string">
              <text:p text:style-name="P2"><text:span text:style-name="T1"><text:s/></text:span><text:span text:style-name="T1"><text:date style:data-style-name="N106" text:date-value="2009-02-27T11:41:57.25">2009/02/27</text:date></text:span></text:p>
            </table:table-cell>
          </table:table-row>
        </table:table>
        <text:p text:style-name="Standard"/>
      </style:header>
      <style:header-left>
        <table:table table:name="Tabla7" table:style-name="Tabla7">
          <table:table-column table:style-name="Tabla7.A"/>
          <table:table-row table:style-name="Tabla7.1">
            <table:table-cell table:style-name="Tabla7.A1" office:value-type="string">
              <text:p text:style-name="P1"><draw:frame draw:style-name="fr1" draw:name="gráficos5" text:anchor-type="as-char" svg:width="15.61cm" svg:height="0.736cm" draw:z-index="16"><draw:image xlink:href="Pictures/10000000000007B40000005D2EC34C8B.jpg" xlink:type="simple" xlink:show="embed" xlink:actuate="onLoad"/></draw:frame></text:p>
            </table:table-cell>
          </table:table-row>
          <table:table-row table:style-name="Tabla7.1">
            <table:table-cell table:style-name="Tabla7.A2" office:value-type="string">
              <text:p text:style-name="P1"><text:date style:data-style-name="N106" text:date-value="2009-02-27T11:41:57.25">2009/02/27</text:date></text:p>
            </table:table-cell>
          </table:table-row>
        </table:table>
        <text:p text:style-name="Standard"/>
      </style:header-left>
      <style:footer>
        <text:p text:style-name="P12"><draw:frame draw:style-name="fr2" draw:name="Marco3" text:anchor-type="paragraph" svg:y="0.002cm" fo:min-width="0.041cm" draw:z-index="3"><draw:text-box fo:min-height="0.37cm"><text:p text:style-name="Footer"><text:span text:style-name="Page_20_Number"><text:page-number text:select-page="current">7</text:page-number></text:span></text:p></draw:text-box></draw:frame></text:p>
      </style:footer>
      <style:footer-left>
        <text:p text:style-name="P4"><draw:frame draw:style-name="fr3" draw:name="Marco4" text:anchor-type="paragraph" svg:x="18.798cm" svg:y="0.065cm" fo:min-width="0.041cm" draw:z-index="6"><draw:text-box fo:min-height="0.37cm"><text:p text:style-name="Footer"><text:span text:style-name="Page_20_Number"><text:page-number text:select-page="current">7</text:page-number></text:span></text:p></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Guía de programación de FSMEM</dc:title>
    <dc:description>Un sistema robusto y eficaz de alojo de memoria dinámica y detección de fallos de acceso en tiempo real</dc:description>
    <dc:subject>Fixed Size Memory</dc:subject>
    <meta:initial-creator>Bayes Decision S.L.</meta:initial-creator>
    <meta:creation-date>2005-11-11T12:04:00</meta:creation-date>
    <dc:creator>Victor de Buen</dc:creator>
    <dc:date>2009-02-27T11:41:57</dc:date>
    <meta:print-date>2006-03-10T11:32:42</meta:print-date>
    <meta:keyword>memoria dinámica</meta:keyword>
    <meta:keyword>invalid access</meta:keyword>
    <meta:keyword>memory leaks</meta:keyword>
    <meta:keyword>garbage collector</meta:keyword>
    <dc:language>es-ES</dc:language>
    <meta:editing-cycles>227</meta:editing-cycles>
    <meta:editing-duration>P9DT19H44M11S</meta:editing-duration>
    <meta:user-defined meta:name="Info 1">Versión 01.01</meta:user-defined>
    <meta:user-defined meta:name="Info 2"/>
    <meta:user-defined meta:name="Info 3"/>
    <meta:user-defined meta:name="Info 4"/>
    <meta:document-statistic meta:table-count="6" meta:image-count="5" meta:object-count="2" meta:page-count="9" meta:paragraph-count="87" meta:word-count="1539" meta:character-count="95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995cm"/>
    </style:style>
    <style:style style:name="co2" style:family="table-column">
      <style:table-column-properties fo:break-before="auto" style:column-width="2.106cm"/>
    </style:style>
    <style:style style:name="co3" style:family="table-column">
      <style:table-column-properties fo:break-before="auto" style:column-width="1.774cm"/>
    </style:style>
    <style:style style:name="co4" style:family="table-column">
      <style:table-column-properties fo:break-before="auto" style:column-width="3.6cm"/>
    </style:style>
    <style:style style:name="co5" style:family="table-column">
      <style:table-column-properties fo:break-before="auto" style:column-width="3.046cm"/>
    </style:style>
    <style:style style:name="co6" style:family="table-column">
      <style:table-column-properties fo:break-before="auto" style:column-width="3.074cm"/>
    </style:style>
    <style:style style:name="co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ffffff" fo:border="0.002cm solid #000000"/>
      <style:text-properties fo:color="#b84747" fo:font-weight="bold"/>
    </style:style>
    <style:style style:name="ce2" style:family="table-cell" style:parent-style-name="Default">
      <style:table-cell-properties fo:border="0.002cm solid #000000"/>
    </style:style>
    <style:style style:name="ce3" style:family="table-cell" style:parent-style-name="Default" style:data-style-name="N11">
      <style:table-cell-properties fo:background-color="#ffffff" fo:border="0.002cm solid #000000"/>
      <style:text-properties fo:color="#b84747" fo:font-weight="bold"/>
    </style:style>
    <style:style style:name="ce4" style:family="table-cell" style:parent-style-name="Default" style:data-style-name="N11">
      <style:table-cell-properties fo:border="0.002cm solid #000000"/>
    </style:style>
  </office:automatic-styles>
  <office:body>
    <office:spreadsheet>
      <table:table table:name="Hoja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6" table:default-cell-style-name="ce2"/>
        <table:table-row table:style-name="ro1">
          <table:table-cell table:style-name="ce1" office:value-type="string">
            <text:p>min bytes</text:p>
          </table:table-cell>
          <table:table-cell table:style-name="ce1" office:value-type="string">
            <text:p>max bytes</text:p>
          </table:table-cell>
          <table:table-cell table:style-name="ce1" office:value-type="string">
            <text:p>log(size)</text:p>
          </table:table-cell>
          <table:table-cell table:style-name="ce1" office:value-type="string">
            <text:p>number of reallocs</text:p>
          </table:table-cell>
          <table:table-cell table:style-name="ce3" office:value-type="string">
            <text:p>freq. of reallocs</text:p>
          </table:table-cell>
          <table:table-cell table:style-name="ce1" office:value-type="string">
            <text:p>cumulated freq.</text:p>
          </table:table-cell>
        </table:table-row>
        <table:table-row table:style-name="ro1">
          <table:table-cell table:formula="oooc:=2^[.C2]" office:value-type="float" office:value="2">
            <text:p>2</text:p>
          </table:table-cell>
          <table:table-cell table:formula="oooc:=2^([.C2]+1)-1" office:value-type="float" office:value="3">
            <text:p>3</text:p>
          </table:table-cell>
          <table:table-cell office:value-type="float" office:value="1">
            <text:p>1</text:p>
          </table:table-cell>
          <table:table-cell office:value-type="float" office:value="137255">
            <text:p>137255</text:p>
          </table:table-cell>
          <table:table-cell table:formula="oooc:=[.D2]/SUM([.D$1:.D$16])" office:value-type="percentage" office:value="0.24268780434329">
            <text:p>24,27%</text:p>
          </table:table-cell>
          <table:table-cell table:formula="oooc:=[.E2]" office:value-type="percentage" office:value="0.24268780434329">
            <text:p>24,27%</text:p>
          </table:table-cell>
        </table:table-row>
        <table:table-row table:style-name="ro1">
          <table:table-cell table:formula="oooc:=2^[.C3]" office:value-type="float" office:value="4">
            <text:p>4</text:p>
          </table:table-cell>
          <table:table-cell table:formula="oooc:=2^([.C3]+1)-1" office:value-type="float" office:value="7">
            <text:p>7</text:p>
          </table:table-cell>
          <table:table-cell office:value-type="float" office:value="2">
            <text:p>2</text:p>
          </table:table-cell>
          <table:table-cell office:value-type="float" office:value="173772">
            <text:p>173772</text:p>
          </table:table-cell>
          <table:table-cell table:formula="oooc:=[.D3]/SUM([.D$1:.D$16])" office:value-type="percentage" office:value="0.307255437953752">
            <text:p>30,73%</text:p>
          </table:table-cell>
          <table:table-cell table:formula="oooc:=[.F2]+[.E3]" office:value-type="percentage" office:value="0.549943242297043">
            <text:p>54,99%</text:p>
          </table:table-cell>
        </table:table-row>
        <table:table-row table:style-name="ro1">
          <table:table-cell table:formula="oooc:=2^[.C4]" office:value-type="float" office:value="8">
            <text:p>8</text:p>
          </table:table-cell>
          <table:table-cell table:formula="oooc:=2^([.C4]+1)-1" office:value-type="float" office:value="15">
            <text:p>15</text:p>
          </table:table-cell>
          <table:table-cell office:value-type="float" office:value="3">
            <text:p>3</text:p>
          </table:table-cell>
          <table:table-cell office:value-type="float" office:value="162033">
            <text:p>162033</text:p>
          </table:table-cell>
          <table:table-cell table:formula="oooc:=[.D4]/SUM([.D$1:.D$16])" office:value-type="percentage" office:value="0.286499092937644">
            <text:p>28,65%</text:p>
          </table:table-cell>
          <table:table-cell table:formula="oooc:=[.F3]+[.E4]" office:value-type="percentage" office:value="0.836442335234687">
            <text:p>83,64%</text:p>
          </table:table-cell>
        </table:table-row>
        <table:table-row table:style-name="ro1">
          <table:table-cell table:formula="oooc:=2^[.C5]" office:value-type="float" office:value="16">
            <text:p>16</text:p>
          </table:table-cell>
          <table:table-cell table:formula="oooc:=2^([.C5]+1)-1" office:value-type="float" office:value="31">
            <text:p>31</text:p>
          </table:table-cell>
          <table:table-cell office:value-type="float" office:value="4">
            <text:p>4</text:p>
          </table:table-cell>
          <table:table-cell office:value-type="float" office:value="45492">
            <text:p>45492</text:p>
          </table:table-cell>
          <table:table-cell table:formula="oooc:=[.D5]/SUM([.D$1:.D$16])" office:value-type="percentage" office:value="0.0804368044529159">
            <text:p>8,04%</text:p>
          </table:table-cell>
          <table:table-cell table:formula="oooc:=[.F4]+[.E5]" office:value-type="percentage" office:value="0.916879139687603">
            <text:p>91,69%</text:p>
          </table:table-cell>
        </table:table-row>
        <table:table-row table:style-name="ro1">
          <table:table-cell table:formula="oooc:=2^[.C6]" office:value-type="float" office:value="32">
            <text:p>32</text:p>
          </table:table-cell>
          <table:table-cell table:formula="oooc:=2^([.C6]+1)-1" office:value-type="float" office:value="63">
            <text:p>63</text:p>
          </table:table-cell>
          <table:table-cell office:value-type="float" office:value="5">
            <text:p>5</text:p>
          </table:table-cell>
          <table:table-cell office:value-type="float" office:value="26633">
            <text:p>26633</text:p>
          </table:table-cell>
          <table:table-cell table:formula="oooc:=[.D6]/SUM([.D$1:.D$16])" office:value-type="percentage" office:value="0.0470912119272511">
            <text:p>4,71%</text:p>
          </table:table-cell>
          <table:table-cell table:formula="oooc:=[.F5]+[.E6]" office:value-type="percentage" office:value="0.963970351614854">
            <text:p>96,40%</text:p>
          </table:table-cell>
        </table:table-row>
        <table:table-row table:style-name="ro1">
          <table:table-cell table:formula="oooc:=2^[.C7]" office:value-type="float" office:value="64">
            <text:p>64</text:p>
          </table:table-cell>
          <table:table-cell table:formula="oooc:=2^([.C7]+1)-1" office:value-type="float" office:value="127">
            <text:p>127</text:p>
          </table:table-cell>
          <table:table-cell office:value-type="float" office:value="6">
            <text:p>6</text:p>
          </table:table-cell>
          <table:table-cell office:value-type="float" office:value="13611">
            <text:p>13611</text:p>
          </table:table-cell>
          <table:table-cell table:formula="oooc:=[.D7]/SUM([.D$1:.D$16])" office:value-type="percentage" office:value="0.0240663269455869">
            <text:p>2,41%</text:p>
          </table:table-cell>
          <table:table-cell table:formula="oooc:=[.F6]+[.E7]" office:value-type="percentage" office:value="0.988036678560441">
            <text:p>98,80%</text:p>
          </table:table-cell>
        </table:table-row>
        <table:table-row table:style-name="ro1">
          <table:table-cell table:formula="oooc:=2^[.C8]" office:value-type="float" office:value="128">
            <text:p>128</text:p>
          </table:table-cell>
          <table:table-cell table:formula="oooc:=2^([.C8]+1)-1" office:value-type="float" office:value="255">
            <text:p>255</text:p>
          </table:table-cell>
          <table:table-cell office:value-type="float" office:value="7">
            <text:p>7</text:p>
          </table:table-cell>
          <table:table-cell office:value-type="float" office:value="3693">
            <text:p>3693</text:p>
          </table:table-cell>
          <table:table-cell table:formula="oooc:=[.D8]/SUM([.D$1:.D$16])" office:value-type="percentage" office:value="0.00652978806921257">
            <text:p>0,65%</text:p>
          </table:table-cell>
          <table:table-cell table:formula="oooc:=[.F7]+[.E8]" office:value-type="percentage" office:value="0.994566466629653">
            <text:p>99,46%</text:p>
          </table:table-cell>
        </table:table-row>
        <table:table-row table:style-name="ro1">
          <table:table-cell table:formula="oooc:=2^[.C9]" office:value-type="float" office:value="256">
            <text:p>256</text:p>
          </table:table-cell>
          <table:table-cell table:formula="oooc:=2^([.C9]+1)-1" office:value-type="float" office:value="511">
            <text:p>511</text:p>
          </table:table-cell>
          <table:table-cell office:value-type="float" office:value="8">
            <text:p>8</text:p>
          </table:table-cell>
          <table:table-cell office:value-type="float" office:value="1818">
            <text:p>1818</text:p>
          </table:table-cell>
          <table:table-cell table:formula="oooc:=[.D9]/SUM([.D$1:.D$16])" office:value-type="percentage" office:value="0.00321450168151326">
            <text:p>0,32%</text:p>
          </table:table-cell>
          <table:table-cell table:formula="oooc:=[.F8]+[.E9]" office:value-type="percentage" office:value="0.997780968311167">
            <text:p>99,78%</text:p>
          </table:table-cell>
        </table:table-row>
        <table:table-row table:style-name="ro1">
          <table:table-cell table:formula="oooc:=2^[.C10]" office:value-type="float" office:value="512">
            <text:p>512</text:p>
          </table:table-cell>
          <table:table-cell table:formula="oooc:=2^([.C10]+1)-1" office:value-type="float" office:value="1023">
            <text:p>1023</text:p>
          </table:table-cell>
          <table:table-cell office:value-type="float" office:value="9">
            <text:p>9</text:p>
          </table:table-cell>
          <table:table-cell office:value-type="float" office:value="751">
            <text:p>751</text:p>
          </table:table-cell>
          <table:table-cell table:formula="oooc:=[.D10]/SUM([.D$1:.D$16])" office:value-type="percentage" office:value="0.00132788270781983">
            <text:p>0,13%</text:p>
          </table:table-cell>
          <table:table-cell table:formula="oooc:=[.F9]+[.E10]" office:value-type="percentage" office:value="0.999108851018986">
            <text:p>99,91%</text:p>
          </table:table-cell>
        </table:table-row>
        <table:table-row table:style-name="ro1">
          <table:table-cell table:formula="oooc:=2^[.C11]" office:value-type="float" office:value="1024">
            <text:p>1024</text:p>
          </table:table-cell>
          <table:table-cell table:formula="oooc:=2^([.C11]+1)-1" office:value-type="float" office:value="2047">
            <text:p>2047</text:p>
          </table:table-cell>
          <table:table-cell office:value-type="float" office:value="10">
            <text:p>10</text:p>
          </table:table-cell>
          <table:table-cell office:value-type="float" office:value="316">
            <text:p>316</text:p>
          </table:table-cell>
          <table:table-cell table:formula="oooc:=[.D11]/SUM([.D$1:.D$16])" office:value-type="percentage" office:value="0.000558736265873591">
            <text:p>0,06%</text:p>
          </table:table-cell>
          <table:table-cell table:formula="oooc:=[.F10]+[.E11]" office:value-type="percentage" office:value="0.99966758728486">
            <text:p>99,97%</text:p>
          </table:table-cell>
        </table:table-row>
        <table:table-row table:style-name="ro1">
          <table:table-cell table:formula="oooc:=2^[.C12]" office:value-type="float" office:value="2048">
            <text:p>2048</text:p>
          </table:table-cell>
          <table:table-cell table:formula="oooc:=2^([.C12]+1)-1" office:value-type="float" office:value="4095">
            <text:p>4095</text:p>
          </table:table-cell>
          <table:table-cell office:value-type="float" office:value="11">
            <text:p>11</text:p>
          </table:table-cell>
          <table:table-cell office:value-type="float" office:value="133">
            <text:p>133</text:p>
          </table:table-cell>
          <table:table-cell table:formula="oooc:=[.D12]/SUM([.D$1:.D$16])" office:value-type="percentage" office:value="0.000235164314434138">
            <text:p>0,02%</text:p>
          </table:table-cell>
          <table:table-cell table:formula="oooc:=[.F11]+[.E12]" office:value-type="percentage" office:value="0.999902751599294">
            <text:p>99,99%</text:p>
          </table:table-cell>
        </table:table-row>
        <table:table-row table:style-name="ro1">
          <table:table-cell table:formula="oooc:=2^[.C13]" office:value-type="float" office:value="4096">
            <text:p>4096</text:p>
          </table:table-cell>
          <table:table-cell table:formula="oooc:=2^([.C13]+1)-1" office:value-type="float" office:value="8191">
            <text:p>8191</text:p>
          </table:table-cell>
          <table:table-cell office:value-type="float" office:value="12">
            <text:p>12</text:p>
          </table:table-cell>
          <table:table-cell office:value-type="float" office:value="31">
            <text:p>31</text:p>
          </table:table-cell>
          <table:table-cell table:formula="oooc:=[.D13]/SUM([.D$1:.D$16])" office:value-type="percentage" office:value="0.0000548127349432953">
            <text:p>0,01%</text:p>
          </table:table-cell>
          <table:table-cell table:formula="oooc:=[.F12]+[.E13]" office:value-type="percentage" office:value="0.999957564334237">
            <text:p>100,00%</text:p>
          </table:table-cell>
        </table:table-row>
        <table:table-row table:style-name="ro1">
          <table:table-cell table:formula="oooc:=2^[.C14]" office:value-type="float" office:value="8192">
            <text:p>8192</text:p>
          </table:table-cell>
          <table:table-cell table:formula="oooc:=2^([.C14]+1)-1" office:value-type="float" office:value="16383">
            <text:p>16383</text:p>
          </table:table-cell>
          <table:table-cell office:value-type="float" office:value="13">
            <text:p>13</text:p>
          </table:table-cell>
          <table:table-cell office:value-type="float" office:value="16">
            <text:p>16</text:p>
          </table:table-cell>
          <table:table-cell table:formula="oooc:=[.D14]/SUM([.D$1:.D$16])" office:value-type="percentage" office:value="0.0000282904438417008">
            <text:p>0,00%</text:p>
          </table:table-cell>
          <table:table-cell table:formula="oooc:=[.F13]+[.E14]" office:value-type="percentage" office:value="0.999985854778079">
            <text:p>100,00%</text:p>
          </table:table-cell>
        </table:table-row>
        <table:table-row table:style-name="ro1">
          <table:table-cell table:formula="oooc:=2^[.C15]" office:value-type="float" office:value="16384">
            <text:p>16384</text:p>
          </table:table-cell>
          <table:table-cell table:formula="oooc:=2^([.C15]+1)-1" office:value-type="float" office:value="32767">
            <text:p>32767</text:p>
          </table:table-cell>
          <table:table-cell office:value-type="float" office:value="14">
            <text:p>14</text:p>
          </table:table-cell>
          <table:table-cell office:value-type="float" office:value="7">
            <text:p>7</text:p>
          </table:table-cell>
          <table:table-cell table:formula="oooc:=[.D15]/SUM([.D$1:.D$16])" office:value-type="percentage" office:value="0.0000123770691807441">
            <text:p>0,00%</text:p>
          </table:table-cell>
          <table:table-cell table:formula="oooc:=[.F14]+[.E15]" office:value-type="percentage" office:value="0.99999823184726">
            <text:p>100,00%</text:p>
          </table:table-cell>
        </table:table-row>
        <table:table-row table:style-name="ro1">
          <table:table-cell table:formula="oooc:=2^[.C16]" office:value-type="float" office:value="32768">
            <text:p>32768</text:p>
          </table:table-cell>
          <table:table-cell table:formula="oooc:=2^([.C16]+1)-1" office:value-type="float" office:value="65535">
            <text:p>65535</text:p>
          </table:table-cell>
          <table:table-cell office:value-type="float" office:value="15">
            <text:p>15</text:p>
          </table:table-cell>
          <table:table-cell office:value-type="float" office:value="1">
            <text:p>1</text:p>
          </table:table-cell>
          <table:table-cell table:formula="oooc:=[.D16]/SUM([.D$1:.D$16])" office:value-type="percentage" office:value="0.0000017681527401063">
            <text:p>0,00%</text:p>
          </table:table-cell>
          <table:table-cell table:formula="oooc:=[.F15]+[.E16]" office:value-type="percentage" office:value="1">
            <text:p>100,0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number:currency-symbol>
    </number:currency-style>
    <number:currency-style style:name="N103">
      <style:text-properties fo:color="#ff0000"/>
      <number:text>-</number:text>
      <number:number number:decimal-places="2" number:min-integer-digits="1" number:grouping="true"/>
      <number:text> </number:text>
      <number:currency-symbol>€</number:currency-symbol>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2-18">18/12/2006</text:date>, <text:time>16:37:3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5.301287651062pt" style:font-family-asian="'Lucida Sans Unicode'" style:font-pitch-asian="variable" style:font-size-asian="15.301287651062pt" style:font-family-complex="Tahoma" style:font-pitch-complex="variable" style:font-size-complex="15.301287651062pt"/>
    </style:style>
    <style:style style:name="ch3" style:family="chart">
      <style:chart-properties chart:symbol-type="automatic" chart:connect-bars="false" chart:spline-order="3"/>
    </style:style>
    <style:style style:name="ch4" style:family="chart" style:data-style-name="N0">
      <style:chart-properties chart:display-label="true" chart:tick-marks-major-inner="false" chart:tick-marks-major-outer="true" chart:logarithmic="false" chart:text-overlap="false" chart:reverse-direction="false" text:line-break="true" chart:label-arrangement="side-by-side" chart:visible="true" style:direction="ltr"/>
      <style:graphic-properties draw:stroke="solid" svg:stroke-width="0cm" svg:stroke-color="#000000"/>
      <style:text-properties fo:font-family="Arial" style:font-family-generic="swiss" style:font-pitch="variable" fo:font-size="11.1999998092651pt" style:font-family-asian="'Lucida Sans Unicode'" style:font-pitch-asian="variable" style:font-size-asian="11.1999998092651pt" style:font-family-complex="Tahoma" style:font-pitch-complex="variable" style:font-size-complex="11.1999998092651pt"/>
    </style:style>
    <style:style style:name="ch5" style:family="chart">
      <style:chart-properties style:direction="ltr"/>
      <style:graphic-properties draw:stroke="none" draw:fill="none" draw:fill-color="#ffffff"/>
      <style:text-properties fo:font-family="Arial" style:font-family-generic="swiss" style:font-pitch="variable" fo:font-size="10.5425138473511pt" style:font-family-asian="'Lucida Sans Unicode'" style:font-pitch-asian="variable" style:font-size-asian="10.5425138473511pt" style:font-family-complex="Tahoma" style:font-pitch-complex="variable" style:font-size-complex="10.5425138473511pt"/>
    </style:style>
    <style:style style:name="ch6" style:family="chart" style:data-style-name="N0">
      <style:chart-properties chart:display-label="true" chart:tick-marks-major-inner="false" chart:tick-marks-major-outer="true" chart:logarithmic="false" chart:text-overlap="false" chart:reverse-direction="false" text:line-break="false" chart:label-arrangement="side-by-side" chart:visible="true" style:direction="ltr"/>
      <style:graphic-properties draw:stroke="solid" svg:stroke-width="0cm" svg:stroke-color="#000000"/>
      <style:text-properties fo:font-family="Arial" style:font-family-generic="swiss" style:font-pitch="variable" fo:font-size="11.1999998092651pt" style:font-family-asian="'Lucida Sans Unicode'" style:font-pitch-asian="variable" style:font-size-asian="11.1999998092651pt" style:font-family-complex="Tahoma" style:font-pitch-complex="variable" style:font-size-complex="11.1999998092651pt"/>
    </style:style>
    <style:style style:name="ch7" style:family="chart">
      <style:chart-properties style:rotation-angle="90" style:direction="ltr"/>
      <style:graphic-properties draw:stroke="none" draw:fill="none" draw:fill-color="#ffffff"/>
      <style:text-properties fo:font-family="Arial" style:font-family-generic="swiss" style:font-pitch="variable" fo:font-size="10.5425138473511pt" style:font-family-asian="'Lucida Sans Unicode'" style:font-pitch-asian="variable" style:font-size-asian="10.5425138473511pt" style:font-family-complex="Tahoma" style:font-pitch-complex="variable" style:font-size-complex="10.5425138473511pt"/>
    </style:style>
    <style:style style:name="ch8" style:family="chart">
      <style:graphic-properties draw:stroke="dash" draw:stroke-dash="Fine_20_Dashed_20__28_var_29_"/>
    </style:style>
    <style:style style:name="ch9" style:family="chart">
      <style:chart-properties chart:symbol-type="automatic" chart:symbol-width="0.1cm" chart:symbol-height="0.1cm"/>
      <style:graphic-properties svg:stroke-width="0.2cm" svg:stroke-color="#993366" draw:fill-color="#993366"/>
      <style:text-properties fo:font-family="Arial" style:font-family-generic="swiss" style:font-pitch="variable" fo:font-size="9.5pt" style:font-family-asian="'Lucida Sans Unicode'" style:font-pitch-asian="variable" style:font-size-asian="9.5pt" style:font-family-complex="Tahoma" style:font-pitch-complex="variable" style:font-size-complex="9.5pt"/>
    </style:style>
    <style:style style:name="ch10" style:family="chart">
      <style:graphic-properties draw:stroke="none" draw:fill="none" draw:fill-color="#d9d9d9" draw:fill-image-width="0cm" draw:fill-image-height="0cm"/>
    </style:style>
    <style:style style:name="ch11" style:family="chart">
      <style:graphic-properties draw:stroke="none" draw:fill-color="#999999"/>
    </style:style>
  </office:automatic-styles>
  <office:body>
    <office:chart>
      <chart:chart svg:width="15.458cm" svg:height="8.24cm" chart:class="chart:scatter" chart:style-name="ch1">
        <chart:title svg:x="1.636cm" svg:y="0.164cm" chart:style-name="ch2">
          <text:p>Frequency analysis of string reallocations</text:p>
        </chart:title>
        <chart:plot-area chart:style-name="ch3" chart:data-source-has-labels="both" svg:x="0.303cm" svg:y="1.092cm" svg:width="14.637cm" svg:height="6.982cm">
          <chart:axis chart:dimension="x" chart:name="primary-x" chart:style-name="ch4">
            <chart:title svg:x="6.441cm" svg:y="7.637cm" chart:style-name="ch5">
              <text:p>log(size)</text:p>
            </chart:title>
            <chart:categories table:cell-range-address="local-table.$A$2:.$A$16"/>
          </chart:axis>
          <chart:axis chart:dimension="y" chart:name="primary-y" chart:style-name="ch6">
            <chart:title svg:x="0.309cm" svg:y="5.376cm" chart:style-name="ch7">
              <text:p>Freq. of reallocs</text:p>
            </chart:title>
            <chart:grid chart:style-name="ch8" chart:class="major"/>
          </chart:axis>
          <chart:series chart:style-name="ch9" chart:values-cell-range-address="local-table.$C$2:.$C$16" chart:label-cell-address="local-table.$C$1" chart:class="chart:scatter">
            <chart:domain table:cell-range-address="local-table.$B$2:.$B$16"/>
            <chart:data-point chart:repeated="1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freq. of reallocs</text:p>
              </table:table-cell>
            </table:table-row>
          </table:table-header-rows>
          <table:table-rows>
            <table:table-row>
              <table:table-cell office:value-type="string">
                <text:p>Fila 2</text:p>
              </table:table-cell>
              <table:table-cell office:value-type="float" office:value="1">
                <text:p>1</text:p>
              </table:table-cell>
              <table:table-cell office:value-type="float" office:value="0.24268780434329">
                <text:p>0.24268780434329</text:p>
              </table:table-cell>
            </table:table-row>
            <table:table-row>
              <table:table-cell office:value-type="string">
                <text:p>Fila 3</text:p>
              </table:table-cell>
              <table:table-cell office:value-type="float" office:value="2">
                <text:p>2</text:p>
              </table:table-cell>
              <table:table-cell office:value-type="float" office:value="0.307255437953752">
                <text:p>0.307255437953752</text:p>
              </table:table-cell>
            </table:table-row>
            <table:table-row>
              <table:table-cell office:value-type="string">
                <text:p>Fila 4</text:p>
              </table:table-cell>
              <table:table-cell office:value-type="float" office:value="3">
                <text:p>3</text:p>
              </table:table-cell>
              <table:table-cell office:value-type="float" office:value="0.286499092937644">
                <text:p>0.286499092937644</text:p>
              </table:table-cell>
            </table:table-row>
            <table:table-row>
              <table:table-cell office:value-type="string">
                <text:p>Fila 5</text:p>
              </table:table-cell>
              <table:table-cell office:value-type="float" office:value="4">
                <text:p>4</text:p>
              </table:table-cell>
              <table:table-cell office:value-type="float" office:value="0.0804368044529159">
                <text:p>0.0804368044529159</text:p>
              </table:table-cell>
            </table:table-row>
            <table:table-row>
              <table:table-cell office:value-type="string">
                <text:p>Fila 6</text:p>
              </table:table-cell>
              <table:table-cell office:value-type="float" office:value="5">
                <text:p>5</text:p>
              </table:table-cell>
              <table:table-cell office:value-type="float" office:value="0.0470912119272511">
                <text:p>0.0470912119272511</text:p>
              </table:table-cell>
            </table:table-row>
            <table:table-row>
              <table:table-cell office:value-type="string">
                <text:p>Fila 7</text:p>
              </table:table-cell>
              <table:table-cell office:value-type="float" office:value="6">
                <text:p>6</text:p>
              </table:table-cell>
              <table:table-cell office:value-type="float" office:value="0.0240663269455869">
                <text:p>0.0240663269455869</text:p>
              </table:table-cell>
            </table:table-row>
            <table:table-row>
              <table:table-cell office:value-type="string">
                <text:p>Fila 8</text:p>
              </table:table-cell>
              <table:table-cell office:value-type="float" office:value="7">
                <text:p>7</text:p>
              </table:table-cell>
              <table:table-cell office:value-type="float" office:value="0.00652978806921257">
                <text:p>0.00652978806921257</text:p>
              </table:table-cell>
            </table:table-row>
            <table:table-row>
              <table:table-cell office:value-type="string">
                <text:p>Fila 9</text:p>
              </table:table-cell>
              <table:table-cell office:value-type="float" office:value="8">
                <text:p>8</text:p>
              </table:table-cell>
              <table:table-cell office:value-type="float" office:value="0.00321450168151326">
                <text:p>0.00321450168151326</text:p>
              </table:table-cell>
            </table:table-row>
            <table:table-row>
              <table:table-cell office:value-type="string">
                <text:p>Fila 10</text:p>
              </table:table-cell>
              <table:table-cell office:value-type="float" office:value="9">
                <text:p>9</text:p>
              </table:table-cell>
              <table:table-cell office:value-type="float" office:value="0.00132788270781983">
                <text:p>0.00132788270781983</text:p>
              </table:table-cell>
            </table:table-row>
            <table:table-row>
              <table:table-cell office:value-type="string">
                <text:p>Fila 11</text:p>
              </table:table-cell>
              <table:table-cell office:value-type="float" office:value="10">
                <text:p>10</text:p>
              </table:table-cell>
              <table:table-cell office:value-type="float" office:value="0.000558736265873591">
                <text:p>0.000558736265873591</text:p>
              </table:table-cell>
            </table:table-row>
            <table:table-row>
              <table:table-cell office:value-type="string">
                <text:p>Fila 12</text:p>
              </table:table-cell>
              <table:table-cell office:value-type="float" office:value="11">
                <text:p>11</text:p>
              </table:table-cell>
              <table:table-cell office:value-type="float" office:value="0.000235164314434138">
                <text:p>0.000235164314434138</text:p>
              </table:table-cell>
            </table:table-row>
            <table:table-row>
              <table:table-cell office:value-type="string">
                <text:p>Fila 13</text:p>
              </table:table-cell>
              <table:table-cell office:value-type="float" office:value="12">
                <text:p>12</text:p>
              </table:table-cell>
              <table:table-cell office:value-type="float" office:value="0.0000548127349432953">
                <text:p>0.0000548127349432953</text:p>
              </table:table-cell>
            </table:table-row>
            <table:table-row>
              <table:table-cell office:value-type="string">
                <text:p>Fila 14</text:p>
              </table:table-cell>
              <table:table-cell office:value-type="float" office:value="13">
                <text:p>13</text:p>
              </table:table-cell>
              <table:table-cell office:value-type="float" office:value="0.0000282904438417008">
                <text:p>0.0000282904438417008</text:p>
              </table:table-cell>
            </table:table-row>
            <table:table-row>
              <table:table-cell office:value-type="string">
                <text:p>Fila 15</text:p>
              </table:table-cell>
              <table:table-cell office:value-type="float" office:value="14">
                <text:p>14</text:p>
              </table:table-cell>
              <table:table-cell office:value-type="float" office:value="0.0000123770691807441">
                <text:p>0.0000123770691807441</text:p>
              </table:table-cell>
            </table:table-row>
            <table:table-row>
              <table:table-cell office:value-type="string">
                <text:p>Fila 16</text:p>
              </table:table-cell>
              <table:table-cell office:value-type="float" office:value="15">
                <text:p>15</text:p>
              </table:table-cell>
              <table:table-cell office:value-type="float" office:value="0.0000017681527401063">
                <text:p>0.000001768152740106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office:styles>
</office:document-styles>
</file>